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665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245" table:default-cell-style-name="ce1"/>
        <table:table-row table:style-name="ro1">
          <table:table-cell/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all</text:p>
          </table:table-cell>
          <table:table-cell office:value-type="string">
            <text:p>sum</text:p>
          </table:table-cell>
          <table:table-cell table:number-columns-repeated="244"/>
        </table:table-row>
        <table:table-row table:style-name="ro1">
          <table:table-cell office:value-type="string">
            <text:p>p4-3200-gentoo</text:p>
          </table:table-cell>
          <table:table-cell table:formula="oooc:=[.B44]" office:value-type="float" office:value="11448.8222072918">
            <text:p>11,449</text:p>
          </table:table-cell>
          <table:table-cell table:formula="oooc:=[.C44]" office:value-type="float" office:value="18155.4464948172">
            <text:p>18,155</text:p>
          </table:table-cell>
          <table:table-cell table:formula="oooc:=[.D44]" office:value-type="float" office:value="24157.2635233998">
            <text:p>24,157</text:p>
          </table:table-cell>
          <table:table-cell table:formula="oooc:=[.E44]" office:value-type="float" office:value="23889.8222665279">
            <text:p>23,890</text:p>
          </table:table-cell>
          <table:table-cell table:formula="oooc:=[.F44]" office:value-type="float" office:value="35262.6285539545">
            <text:p>35,263</text:p>
          </table:table-cell>
          <table:table-cell table:formula="oooc:=[.G44]" office:value-type="float" office:value="24010.9212992564">
            <text:p>24,011</text:p>
          </table:table-cell>
          <table:table-cell table:formula="oooc:=[.H44]" office:value-type="float" office:value="38125.2948965496">
            <text:p>38,125</text:p>
          </table:table-cell>
          <table:table-cell table:formula="oooc:=[.I44]" office:value-type="float" office:value="26309.8505656888">
            <text:p>26,310</text:p>
          </table:table-cell>
          <table:table-cell table:formula="oooc:=[.J44]" office:value-type="float" office:value="32494.0825074929">
            <text:p>32,494</text:p>
          </table:table-cell>
          <table:table-cell table:formula="oooc:=AVERAGE([.B29:.J43])" office:value-type="float" office:value="23609.8294973018">
            <text:p>23,610</text:p>
          </table:table-cell>
          <table:table-cell table:formula="oooc:=SUM([.B29:.J43])" office:value-type="float" office:value="1416589.76983811">
            <text:p>1,416,590</text:p>
          </table:table-cell>
          <table:table-cell table:number-columns-repeated="244"/>
        </table:table-row>
        <table:table-row table:style-name="ro2">
          <table:table-cell/>
          <table:table-cell table:formula="oooc:=&quot;(&quot;&amp;FIXED([.B4];0;0)&amp;&quot; - &quot;&amp;FIXED([.B5];0;0)&amp;&quot;)&quot;" office:value-type="string" office:string-value="(5,015 - 22,283)">
            <text:p>(5,015 - 22,283)</text:p>
          </table:table-cell>
          <table:table-cell table:formula="oooc:=&quot;(&quot;&amp;FIXED([.C4];0;0)&amp;&quot; - &quot;&amp;FIXED([.C5];0;0)&amp;&quot;)&quot;" office:value-type="string" office:string-value="(3,834 - 44,355)">
            <text:p>(3,834 - 44,355)</text:p>
          </table:table-cell>
          <table:table-cell table:formula="oooc:=&quot;(&quot;&amp;FIXED([.D4];0;0)&amp;&quot; - &quot;&amp;FIXED([.D5];0;0)&amp;&quot;)&quot;" office:value-type="string" office:string-value="(6,698 - 40,781)">
            <text:p>(6,698 - 40,781)</text:p>
          </table:table-cell>
          <table:table-cell table:formula="oooc:=&quot;(&quot;&amp;FIXED([.E4];0;0)&amp;&quot; - &quot;&amp;FIXED([.E5];0;0)&amp;&quot;)&quot;" office:value-type="string" office:string-value="(6,744 - 50,448)">
            <text:p>(6,744 - 50,448)</text:p>
          </table:table-cell>
          <table:table-cell table:formula="oooc:=&quot;(&quot;&amp;FIXED([.F4];0;0)&amp;&quot; - &quot;&amp;FIXED([.F5];0;0)&amp;&quot;)&quot;" office:value-type="string" office:string-value="(12,070 - 47,299)">
            <text:p>(12,070 - 47,299)</text:p>
          </table:table-cell>
          <table:table-cell table:formula="oooc:=&quot;(&quot;&amp;FIXED([.G4];0;0)&amp;&quot; - &quot;&amp;FIXED([.G5];0;0)&amp;&quot;)&quot;" office:value-type="string" office:string-value="(4,940 - 35,514)">
            <text:p>(4,940 - 35,514)</text:p>
          </table:table-cell>
          <table:table-cell table:formula="oooc:=&quot;(&quot;&amp;FIXED([.H4];0;0)&amp;&quot; - &quot;&amp;FIXED([.H5];0;0)&amp;&quot;)&quot;" office:value-type="string" office:string-value="(23,588 - 52,662)">
            <text:p>(23,588 - 52,662)</text:p>
          </table:table-cell>
          <table:table-cell table:formula="oooc:=&quot;(&quot;&amp;FIXED([.I4];0;0)&amp;&quot; - &quot;&amp;FIXED([.I5];0;0)&amp;&quot;)&quot;" office:value-type="string" office:string-value="(3,463 - 49,685)">
            <text:p>(3,463 - 49,685)</text:p>
          </table:table-cell>
          <table:table-cell table:formula="oooc:=&quot;(&quot;&amp;FIXED([.J4];0;0)&amp;&quot; - &quot;&amp;FIXED([.J5];0;0)&amp;&quot;)&quot;" office:value-type="string" office:string-value="(29,171 - 35,817)">
            <text:p>(29,171 - 35,817)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014.99094506608">
            <text:p>5,015</text:p>
          </table:table-cell>
          <table:table-cell office:value-type="float" office:value="3833.77285174265">
            <text:p>3,834</text:p>
          </table:table-cell>
          <table:table-cell office:value-type="float" office:value="6697.52927418105">
            <text:p>6,698</text:p>
          </table:table-cell>
          <table:table-cell office:value-type="float" office:value="6744.12494551503">
            <text:p>6,744</text:p>
          </table:table-cell>
          <table:table-cell office:value-type="float" office:value="12069.6929801306">
            <text:p>12,070</text:p>
          </table:table-cell>
          <table:table-cell office:value-type="float" office:value="4940.07914300438">
            <text:p>4,940</text:p>
          </table:table-cell>
          <table:table-cell office:value-type="float" office:value="23588.3051481865">
            <text:p>23,588</text:p>
          </table:table-cell>
          <table:table-cell office:value-type="float" office:value="3463.06159221062">
            <text:p>3,463</text:p>
          </table:table-cell>
          <table:table-cell office:value-type="float" office:value="29171.2469835899">
            <text:p>29,17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283.0503922544">
            <text:p>22,283</text:p>
          </table:table-cell>
          <table:table-cell office:value-type="float" office:value="44355.0817955117">
            <text:p>44,355</text:p>
          </table:table-cell>
          <table:table-cell office:value-type="float" office:value="40780.5579094795">
            <text:p>40,781</text:p>
          </table:table-cell>
          <table:table-cell office:value-type="float" office:value="50447.7926586487">
            <text:p>50,448</text:p>
          </table:table-cell>
          <table:table-cell office:value-type="float" office:value="47299.3600045482">
            <text:p>47,299</text:p>
          </table:table-cell>
          <table:table-cell office:value-type="float" office:value="35513.5739757686">
            <text:p>35,514</text:p>
          </table:table-cell>
          <table:table-cell office:value-type="float" office:value="52662.2846449128">
            <text:p>52,662</text:p>
          </table:table-cell>
          <table:table-cell office:value-type="float" office:value="49684.6420662254">
            <text:p>49,685</text:p>
          </table:table-cell>
          <table:table-cell office:value-type="float" office:value="35816.9180313958">
            <text:p>35,817</text:p>
          </table:table-cell>
          <table:table-cell table:number-columns-repeated="246"/>
        </table:table-row>
        <table:table-row table:style-name="ro1">
          <table:table-cell office:value-type="string">
            <text:p>p4-3200-ubuntu-hardy</text:p>
          </table:table-cell>
          <table:table-cell table:formula="oooc:=[.B124]" office:value-type="float" office:value="12192.2787977674">
            <text:p>12,192</text:p>
          </table:table-cell>
          <table:table-cell table:formula="oooc:=[.C124]" office:value-type="float" office:value="18175.2509546213">
            <text:p>18,175</text:p>
          </table:table-cell>
          <table:table-cell table:formula="oooc:=[.D124]" office:value-type="float" office:value="20412.0578433022">
            <text:p>20,412</text:p>
          </table:table-cell>
          <table:table-cell table:formula="oooc:=[.E124]" office:value-type="float" office:value="24389.9136096445">
            <text:p>24,390</text:p>
          </table:table-cell>
          <table:table-cell table:formula="oooc:=[.F124]" office:value-type="float" office:value="33742.8223623338">
            <text:p>33,743</text:p>
          </table:table-cell>
          <table:table-cell table:formula="oooc:=[.G124]" office:value-type="float" office:value="19160.7419343277">
            <text:p>19,161</text:p>
          </table:table-cell>
          <table:table-cell table:formula="oooc:=[.H124]" office:value-type="float" office:value="36411.4912449068">
            <text:p>36,411</text:p>
          </table:table-cell>
          <table:table-cell table:formula="oooc:=[.I124]" office:value-type="float" office:value="28476.9800917349">
            <text:p>28,477</text:p>
          </table:table-cell>
          <table:table-cell table:formula="oooc:=[.J124]" office:value-type="float" office:value="32077.0292292864">
            <text:p>32,077</text:p>
          </table:table-cell>
          <table:table-cell table:formula="oooc:=AVERAGE([.B109:.J123])" office:value-type="float" office:value="22940.9789896122">
            <text:p>22,941</text:p>
          </table:table-cell>
          <table:table-cell table:formula="oooc:=SUM([.B109:.J123])" office:value-type="float" office:value="1376458.73937673">
            <text:p>1,376,459</text:p>
          </table:table-cell>
          <table:table-cell table:number-columns-repeated="244"/>
        </table:table-row>
        <table:table-row table:style-name="ro2">
          <table:table-cell/>
          <table:table-cell table:formula="oooc:=&quot;(&quot;&amp;FIXED([.B8];0;0)&amp;&quot; - &quot;&amp;FIXED([.B9];0;0)&amp;&quot;)&quot;" office:value-type="string" office:string-value="(6,490 - 19,975)">
            <text:p>(6,490 - 19,975)</text:p>
          </table:table-cell>
          <table:table-cell table:formula="oooc:=&quot;(&quot;&amp;FIXED([.C8];0;0)&amp;&quot; - &quot;&amp;FIXED([.C9];0;0)&amp;&quot;)&quot;" office:value-type="string" office:string-value="(3,468 - 40,554)">
            <text:p>(3,468 - 40,554)</text:p>
          </table:table-cell>
          <table:table-cell table:formula="oooc:=&quot;(&quot;&amp;FIXED([.D8];0;0)&amp;&quot; - &quot;&amp;FIXED([.D9];0;0)&amp;&quot;)&quot;" office:value-type="string" office:string-value="(6,007 - 39,000)">
            <text:p>(6,007 - 39,000)</text:p>
          </table:table-cell>
          <table:table-cell table:formula="oooc:=&quot;(&quot;&amp;FIXED([.E8];0;0)&amp;&quot; - &quot;&amp;FIXED([.E9];0;0)&amp;&quot;)&quot;" office:value-type="string" office:string-value="(3,304 - 41,518)">
            <text:p>(3,304 - 41,518)</text:p>
          </table:table-cell>
          <table:table-cell table:formula="oooc:=&quot;(&quot;&amp;FIXED([.F8];0;0)&amp;&quot; - &quot;&amp;FIXED([.F9];0;0)&amp;&quot;)&quot;" office:value-type="string" office:string-value="(11,707 - 45,198)">
            <text:p>(11,707 - 45,198)</text:p>
          </table:table-cell>
          <table:table-cell table:formula="oooc:=&quot;(&quot;&amp;FIXED([.G8];0;0)&amp;&quot; - &quot;&amp;FIXED([.G9];0;0)&amp;&quot;)&quot;" office:value-type="string" office:string-value="(2,438 - 30,706)">
            <text:p>(2,438 - 30,706)</text:p>
          </table:table-cell>
          <table:table-cell table:formula="oooc:=&quot;(&quot;&amp;FIXED([.H8];0;0)&amp;&quot; - &quot;&amp;FIXED([.H9];0;0)&amp;&quot;)&quot;" office:value-type="string" office:string-value="(23,285 - 49,538)">
            <text:p>(23,285 - 49,538)</text:p>
          </table:table-cell>
          <table:table-cell table:formula="oooc:=&quot;(&quot;&amp;FIXED([.I8];0;0)&amp;&quot; - &quot;&amp;FIXED([.I9];0;0)&amp;&quot;)&quot;" office:value-type="string" office:string-value="(3,570 - 52,340)">
            <text:p>(3,570 - 52,340)</text:p>
          </table:table-cell>
          <table:table-cell table:formula="oooc:=&quot;(&quot;&amp;FIXED([.J8];0;0)&amp;&quot; - &quot;&amp;FIXED([.J9];0;0)&amp;&quot;)&quot;" office:value-type="string" office:string-value="(26,935 - 37,219)">
            <text:p>(26,935 - 37,219)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490.03489554647">
            <text:p>6,490</text:p>
          </table:table-cell>
          <table:table-cell office:value-type="float" office:value="3467.53666782016">
            <text:p>3,468</text:p>
          </table:table-cell>
          <table:table-cell office:value-type="float" office:value="6006.62408838438">
            <text:p>6,007</text:p>
          </table:table-cell>
          <table:table-cell office:value-type="float" office:value="3304.36960728925">
            <text:p>3,304</text:p>
          </table:table-cell>
          <table:table-cell office:value-type="float" office:value="11706.6839261766">
            <text:p>11,707</text:p>
          </table:table-cell>
          <table:table-cell office:value-type="float" office:value="2438.32155393618">
            <text:p>2,438</text:p>
          </table:table-cell>
          <table:table-cell office:value-type="float" office:value="23285.0237961195">
            <text:p>23,285</text:p>
          </table:table-cell>
          <table:table-cell office:value-type="float" office:value="3569.99284221744">
            <text:p>3,570</text:p>
          </table:table-cell>
          <table:table-cell office:value-type="float" office:value="26934.7591253348">
            <text:p>26,93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975.365806331">
            <text:p>19,975</text:p>
          </table:table-cell>
          <table:table-cell office:value-type="float" office:value="40553.5258326093">
            <text:p>40,554</text:p>
          </table:table-cell>
          <table:table-cell office:value-type="float" office:value="38999.8506262836">
            <text:p>39,000</text:p>
          </table:table-cell>
          <table:table-cell office:value-type="float" office:value="41518.2517744399">
            <text:p>41,518</text:p>
          </table:table-cell>
          <table:table-cell office:value-type="float" office:value="45198.3667625773">
            <text:p>45,198</text:p>
          </table:table-cell>
          <table:table-cell office:value-type="float" office:value="30706.2884550299">
            <text:p>30,706</text:p>
          </table:table-cell>
          <table:table-cell office:value-type="float" office:value="49537.9586936942">
            <text:p>49,538</text:p>
          </table:table-cell>
          <table:table-cell office:value-type="float" office:value="52339.8265311765">
            <text:p>52,340</text:p>
          </table:table-cell>
          <table:table-cell office:value-type="float" office:value="37219.2993332381">
            <text:p>37,219</text:p>
          </table:table-cell>
          <table:table-cell table:number-columns-repeated="246"/>
        </table:table-row>
        <table:table-row table:style-name="ro1">
          <table:table-cell office:value-type="string">
            <text:p>p4-3200-debian-lenny</text:p>
          </table:table-cell>
          <table:table-cell table:formula="oooc:=[.B84]" office:value-type="float" office:value="12384.2955620645">
            <text:p>12,384</text:p>
          </table:table-cell>
          <table:table-cell table:formula="oooc:=[.C84]" office:value-type="float" office:value="15044.167269548">
            <text:p>15,044</text:p>
          </table:table-cell>
          <table:table-cell table:formula="oooc:=[.D84]" office:value-type="float" office:value="20479.8528088972">
            <text:p>20,480</text:p>
          </table:table-cell>
          <table:table-cell table:formula="oooc:=[.E84]" office:value-type="float" office:value="24458.9222944386">
            <text:p>24,459</text:p>
          </table:table-cell>
          <table:table-cell table:formula="oooc:=[.F84]" office:value-type="float" office:value="33179.48623999">
            <text:p>33,179</text:p>
          </table:table-cell>
          <table:table-cell table:formula="oooc:=[.G84]" office:value-type="float" office:value="21070.7172224101">
            <text:p>21,071</text:p>
          </table:table-cell>
          <table:table-cell table:formula="oooc:=[.H84]" office:value-type="float" office:value="25094.1128516255">
            <text:p>25,094</text:p>
          </table:table-cell>
          <table:table-cell table:formula="oooc:=[.I84]" office:value-type="float" office:value="28290.3481131676">
            <text:p>28,290</text:p>
          </table:table-cell>
          <table:table-cell table:formula="oooc:=[.J84]" office:value-type="float" office:value="31818.5436649147">
            <text:p>31,819</text:p>
          </table:table-cell>
          <table:table-cell table:formula="oooc:=AVERAGE([.B69:.J83])" office:value-type="float" office:value="22140.0329973297">
            <text:p>22,140</text:p>
          </table:table-cell>
          <table:table-cell table:formula="oooc:=SUM([.B69:.J83])" office:value-type="float" office:value="1328401.97983978">
            <text:p>1,328,402</text:p>
          </table:table-cell>
          <table:table-cell table:number-columns-repeated="244"/>
        </table:table-row>
        <table:table-row table:style-name="ro2">
          <table:table-cell/>
          <table:table-cell table:formula="oooc:=&quot;(&quot;&amp;FIXED([.B12];0;0)&amp;&quot; - &quot;&amp;FIXED([.B13];0;0)&amp;&quot;)&quot;" office:value-type="string" office:string-value="(6,564 - 20,171)">
            <text:p>(6,564 - 20,171)</text:p>
          </table:table-cell>
          <table:table-cell table:formula="oooc:=&quot;(&quot;&amp;FIXED([.C12];0;0)&amp;&quot; - &quot;&amp;FIXED([.C13];0;0)&amp;&quot;)&quot;" office:value-type="string" office:string-value="(3,017 - 32,796)">
            <text:p>(3,017 - 32,796)</text:p>
          </table:table-cell>
          <table:table-cell table:formula="oooc:=&quot;(&quot;&amp;FIXED([.D12];0;0)&amp;&quot; - &quot;&amp;FIXED([.D13];0;0)&amp;&quot;)&quot;" office:value-type="string" office:string-value="(5,920 - 38,985)">
            <text:p>(5,920 - 38,985)</text:p>
          </table:table-cell>
          <table:table-cell table:formula="oooc:=&quot;(&quot;&amp;FIXED([.E12];0;0)&amp;&quot; - &quot;&amp;FIXED([.E13];0;0)&amp;&quot;)&quot;" office:value-type="string" office:string-value="(3,345 - 41,500)">
            <text:p>(3,345 - 41,500)</text:p>
          </table:table-cell>
          <table:table-cell table:formula="oooc:=&quot;(&quot;&amp;FIXED([.F12];0;0)&amp;&quot; - &quot;&amp;FIXED([.F13];0;0)&amp;&quot;)&quot;" office:value-type="string" office:string-value="(11,972 - 45,110)">
            <text:p>(11,972 - 45,110)</text:p>
          </table:table-cell>
          <table:table-cell table:formula="oooc:=&quot;(&quot;&amp;FIXED([.G12];0;0)&amp;&quot; - &quot;&amp;FIXED([.G13];0;0)&amp;&quot;)&quot;" office:value-type="string" office:string-value="(2,393 - 34,414)">
            <text:p>(2,393 - 34,414)</text:p>
          </table:table-cell>
          <table:table-cell table:formula="oooc:=&quot;(&quot;&amp;FIXED([.H12];0;0)&amp;&quot; - &quot;&amp;FIXED([.H13];0;0)&amp;&quot;)&quot;" office:value-type="string" office:string-value="(23,591 - 26,597)">
            <text:p>(23,591 - 26,597)</text:p>
          </table:table-cell>
          <table:table-cell table:formula="oooc:=&quot;(&quot;&amp;FIXED([.I12];0;0)&amp;&quot; - &quot;&amp;FIXED([.I13];0;0)&amp;&quot;)&quot;" office:value-type="string" office:string-value="(3,523 - 52,293)">
            <text:p>(3,523 - 52,293)</text:p>
          </table:table-cell>
          <table:table-cell table:formula="oooc:=&quot;(&quot;&amp;FIXED([.J12];0;0)&amp;&quot; - &quot;&amp;FIXED([.J13];0;0)&amp;&quot;)&quot;" office:value-type="string" office:string-value="(27,296 - 36,341)">
            <text:p>(27,296 - 36,341)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563.77178748861">
            <text:p>6,564</text:p>
          </table:table-cell>
          <table:table-cell office:value-type="float" office:value="3017.23222817568">
            <text:p>3,017</text:p>
          </table:table-cell>
          <table:table-cell office:value-type="float" office:value="5920.08419332235">
            <text:p>5,920</text:p>
          </table:table-cell>
          <table:table-cell office:value-type="float" office:value="3344.91281550119">
            <text:p>3,345</text:p>
          </table:table-cell>
          <table:table-cell office:value-type="float" office:value="11972.2497751974">
            <text:p>11,972</text:p>
          </table:table-cell>
          <table:table-cell office:value-type="float" office:value="2393.43795073048">
            <text:p>2,393</text:p>
          </table:table-cell>
          <table:table-cell office:value-type="float" office:value="23591.3723844694">
            <text:p>23,591</text:p>
          </table:table-cell>
          <table:table-cell office:value-type="float" office:value="3522.60632494101">
            <text:p>3,523</text:p>
          </table:table-cell>
          <table:table-cell office:value-type="float" office:value="27295.8395795465">
            <text:p>27,29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170.8252731905">
            <text:p>20,171</text:p>
          </table:table-cell>
          <table:table-cell office:value-type="float" office:value="32795.6663603328">
            <text:p>32,796</text:p>
          </table:table-cell>
          <table:table-cell office:value-type="float" office:value="38984.6666880102">
            <text:p>38,985</text:p>
          </table:table-cell>
          <table:table-cell office:value-type="float" office:value="41500.3910034645">
            <text:p>41,500</text:p>
          </table:table-cell>
          <table:table-cell office:value-type="float" office:value="45110.1950326863">
            <text:p>45,110</text:p>
          </table:table-cell>
          <table:table-cell office:value-type="float" office:value="34414.0668467097">
            <text:p>34,414</text:p>
          </table:table-cell>
          <table:table-cell office:value-type="float" office:value="26596.8533187817">
            <text:p>26,597</text:p>
          </table:table-cell>
          <table:table-cell office:value-type="float" office:value="52293.1067516659">
            <text:p>52,293</text:p>
          </table:table-cell>
          <table:table-cell office:value-type="float" office:value="36341.2477502828">
            <text:p>36,341</text:p>
          </table:table-cell>
          <table:table-cell table:number-columns-repeated="246"/>
        </table:table-row>
        <table:table-row table:style-name="ro1">
          <table:table-cell office:value-type="string">
            <text:p>p4-3200-ubuntu-gutsy</text:p>
          </table:table-cell>
          <table:table-cell table:formula="oooc:=[.B104]" office:value-type="float" office:value="11260.8572084218">
            <text:p>11,261</text:p>
          </table:table-cell>
          <table:table-cell table:formula="oooc:=[.C104]" office:value-type="float" office:value="18175.6616857654">
            <text:p>18,176</text:p>
          </table:table-cell>
          <table:table-cell table:formula="oooc:=[.D104]" office:value-type="float" office:value="19758.6386146224">
            <text:p>19,759</text:p>
          </table:table-cell>
          <table:table-cell table:formula="oooc:=[.E104]" office:value-type="float" office:value="18051.3910332877">
            <text:p>18,051</text:p>
          </table:table-cell>
          <table:table-cell table:formula="oooc:=[.F104]" office:value-type="float" office:value="33843.5483799205">
            <text:p>33,844</text:p>
          </table:table-cell>
          <table:table-cell table:formula="oooc:=[.G104]" office:value-type="float" office:value="20927.779463795">
            <text:p>20,928</text:p>
          </table:table-cell>
          <table:table-cell table:formula="oooc:=[.H104]" office:value-type="float" office:value="36354.4477809227">
            <text:p>36,354</text:p>
          </table:table-cell>
          <table:table-cell table:formula="oooc:=[.I104]" office:value-type="float" office:value="26543.613550566">
            <text:p>26,544</text:p>
          </table:table-cell>
          <table:table-cell table:formula="oooc:=[.J104]" office:value-type="float" office:value="31904.2268471309">
            <text:p>31,904</text:p>
          </table:table-cell>
          <table:table-cell table:formula="oooc:=AVERAGE([.B89:.J103])" office:value-type="float" office:value="21620.4276206654">
            <text:p>21,620</text:p>
          </table:table-cell>
          <table:table-cell table:formula="oooc:=SUM([.B89:.J103])" office:value-type="float" office:value="1297225.65723993">
            <text:p>1,297,226</text:p>
          </table:table-cell>
          <table:table-cell table:number-columns-repeated="244"/>
        </table:table-row>
        <table:table-row table:style-name="ro2">
          <table:table-cell/>
          <table:table-cell table:formula="oooc:=&quot;(&quot;&amp;FIXED([.B16];0;0)&amp;&quot; - &quot;&amp;FIXED([.B17];0;0)&amp;&quot;)&quot;" office:value-type="string" office:string-value="(3,804 - 21,024)">
            <text:p>(3,804 - 21,024)</text:p>
          </table:table-cell>
          <table:table-cell table:formula="oooc:=&quot;(&quot;&amp;FIXED([.C16];0;0)&amp;&quot; - &quot;&amp;FIXED([.C17];0;0)&amp;&quot;)&quot;" office:value-type="string" office:string-value="(3,461 - 40,597)">
            <text:p>(3,461 - 40,597)</text:p>
          </table:table-cell>
          <table:table-cell table:formula="oooc:=&quot;(&quot;&amp;FIXED([.D16];0;0)&amp;&quot; - &quot;&amp;FIXED([.D17];0;0)&amp;&quot;)&quot;" office:value-type="string" office:string-value="(6,296 - 37,651)">
            <text:p>(6,296 - 37,651)</text:p>
          </table:table-cell>
          <table:table-cell table:formula="oooc:=&quot;(&quot;&amp;FIXED([.E16];0;0)&amp;&quot; - &quot;&amp;FIXED([.E17];0;0)&amp;&quot;)&quot;" office:value-type="string" office:string-value="(4,336 - 31,028)">
            <text:p>(4,336 - 31,028)</text:p>
          </table:table-cell>
          <table:table-cell table:formula="oooc:=&quot;(&quot;&amp;FIXED([.F16];0;0)&amp;&quot; - &quot;&amp;FIXED([.F17];0;0)&amp;&quot;)&quot;" office:value-type="string" office:string-value="(11,878 - 45,176)">
            <text:p>(11,878 - 45,176)</text:p>
          </table:table-cell>
          <table:table-cell table:formula="oooc:=&quot;(&quot;&amp;FIXED([.G16];0;0)&amp;&quot; - &quot;&amp;FIXED([.G17];0;0)&amp;&quot;)&quot;" office:value-type="string" office:string-value="(2,434 - 34,379)">
            <text:p>(2,434 - 34,379)</text:p>
          </table:table-cell>
          <table:table-cell table:formula="oooc:=&quot;(&quot;&amp;FIXED([.H16];0;0)&amp;&quot; - &quot;&amp;FIXED([.H17];0;0)&amp;&quot;)&quot;" office:value-type="string" office:string-value="(23,293 - 49,416)">
            <text:p>(23,293 - 49,416)</text:p>
          </table:table-cell>
          <table:table-cell table:formula="oooc:=&quot;(&quot;&amp;FIXED([.I16];0;0)&amp;&quot; - &quot;&amp;FIXED([.I17];0;0)&amp;&quot;)&quot;" office:value-type="string" office:string-value="(3,036 - 51,821)">
            <text:p>(3,036 - 51,821)</text:p>
          </table:table-cell>
          <table:table-cell table:formula="oooc:=&quot;(&quot;&amp;FIXED([.J16];0;0)&amp;&quot; - &quot;&amp;FIXED([.J17];0;0)&amp;&quot;)&quot;" office:value-type="string" office:string-value="(28,183 - 35,626)">
            <text:p>(28,183 - 35,626)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803.59791017952">
            <text:p>3,804</text:p>
          </table:table-cell>
          <table:table-cell office:value-type="float" office:value="3460.97612910665">
            <text:p>3,461</text:p>
          </table:table-cell>
          <table:table-cell office:value-type="float" office:value="6295.76465921562">
            <text:p>6,296</text:p>
          </table:table-cell>
          <table:table-cell office:value-type="float" office:value="4336.31589494547">
            <text:p>4,336</text:p>
          </table:table-cell>
          <table:table-cell office:value-type="float" office:value="11878.4425007114">
            <text:p>11,878</text:p>
          </table:table-cell>
          <table:table-cell office:value-type="float" office:value="2433.95789171147">
            <text:p>2,434</text:p>
          </table:table-cell>
          <table:table-cell office:value-type="float" office:value="23293.3124752475">
            <text:p>23,293</text:p>
          </table:table-cell>
          <table:table-cell office:value-type="float" office:value="3035.95214754387">
            <text:p>3,036</text:p>
          </table:table-cell>
          <table:table-cell office:value-type="float" office:value="28182.7229068794">
            <text:p>28,18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023.9598759578">
            <text:p>21,024</text:p>
          </table:table-cell>
          <table:table-cell office:value-type="float" office:value="40597.1537754326">
            <text:p>40,597</text:p>
          </table:table-cell>
          <table:table-cell office:value-type="float" office:value="37650.5912534079">
            <text:p>37,651</text:p>
          </table:table-cell>
          <table:table-cell office:value-type="float" office:value="31027.913195213">
            <text:p>31,028</text:p>
          </table:table-cell>
          <table:table-cell office:value-type="float" office:value="45175.7458520768">
            <text:p>45,176</text:p>
          </table:table-cell>
          <table:table-cell office:value-type="float" office:value="34379.3526489633">
            <text:p>34,379</text:p>
          </table:table-cell>
          <table:table-cell office:value-type="float" office:value="49415.5830865978">
            <text:p>49,416</text:p>
          </table:table-cell>
          <table:table-cell office:value-type="float" office:value="51821.0842174997">
            <text:p>51,821</text:p>
          </table:table-cell>
          <table:table-cell office:value-type="float" office:value="35625.7307873825">
            <text:p>35,626</text:p>
          </table:table-cell>
          <table:table-cell table:number-columns-repeated="246"/>
        </table:table-row>
        <table:table-row table:style-name="ro2">
          <table:table-cell office:value-type="string">
            <text:p>p4-3200-fedora8</text:p>
          </table:table-cell>
          <table:table-cell table:formula="oooc:=[.B144]" office:value-type="float" office:value="11139.5434864084">
            <text:p>11,140</text:p>
          </table:table-cell>
          <table:table-cell table:formula="oooc:=[.C144]" office:value-type="float" office:value="17068.9823574341">
            <text:p>17,069</text:p>
          </table:table-cell>
          <table:table-cell table:formula="oooc:=[.D144]" office:value-type="float" office:value="23754.8407838915">
            <text:p>23,755</text:p>
          </table:table-cell>
          <table:table-cell table:formula="oooc:=[.E144]" office:value-type="float" office:value="19249.4207656175">
            <text:p>19,249</text:p>
          </table:table-cell>
          <table:table-cell table:formula="oooc:=[.F144]" office:value-type="float" office:value="32225.370443566">
            <text:p>32,225</text:p>
          </table:table-cell>
          <table:table-cell table:formula="oooc:=[.G144]" office:value-type="float" office:value="25121.3782079679">
            <text:p>25,121</text:p>
          </table:table-cell>
          <table:table-cell table:formula="oooc:=[.H144]" office:value-type="float" office:value="32959.6873651336">
            <text:p>32,960</text:p>
          </table:table-cell>
          <table:table-cell table:formula="oooc:=[.I144]" office:value-type="float" office:value="21229.2444143084">
            <text:p>21,229</text:p>
          </table:table-cell>
          <table:table-cell table:formula="oooc:=[.J144]" office:value-type="float" office:value="29037.675497321">
            <text:p>29,038</text:p>
          </table:table-cell>
          <table:table-cell table:formula="oooc:=AVERAGE([.B129:.J143])" office:value-type="float" office:value="21313.0097683363">
            <text:p>21,313</text:p>
          </table:table-cell>
          <table:table-cell table:formula="oooc:=SUM([.B129:.J143])" office:value-type="float" office:value="1278780.58610018">
            <text:p>1,278,781</text:p>
          </table:table-cell>
          <table:table-cell table:number-columns-repeated="244"/>
        </table:table-row>
        <table:table-row table:style-name="ro2">
          <table:table-cell/>
          <table:table-cell table:formula="oooc:=&quot;(&quot;&amp;FIXED([.B20];0;0)&amp;&quot; - &quot;&amp;FIXED([.B21];0;0)&amp;&quot;)&quot;" office:value-type="string" office:string-value="(2,246 - 20,412)">
            <text:p>(2,246 - 20,412)</text:p>
          </table:table-cell>
          <table:table-cell table:formula="oooc:=&quot;(&quot;&amp;FIXED([.C20];0;0)&amp;&quot; - &quot;&amp;FIXED([.C21];0;0)&amp;&quot;)&quot;" office:value-type="string" office:string-value="(3,337 - 41,066)">
            <text:p>(3,337 - 41,066)</text:p>
          </table:table-cell>
          <table:table-cell table:formula="oooc:=&quot;(&quot;&amp;FIXED([.D20];0;0)&amp;&quot; - &quot;&amp;FIXED([.D21];0;0)&amp;&quot;)&quot;" office:value-type="string" office:string-value="(7,311 - 35,071)">
            <text:p>(7,311 - 35,071)</text:p>
          </table:table-cell>
          <table:table-cell table:formula="oooc:=&quot;(&quot;&amp;FIXED([.E20];0;0)&amp;&quot; - &quot;&amp;FIXED([.E21];0;0)&amp;&quot;)&quot;" office:value-type="string" office:string-value="(7,241 - 34,668)">
            <text:p>(7,241 - 34,668)</text:p>
          </table:table-cell>
          <table:table-cell table:formula="oooc:=&quot;(&quot;&amp;FIXED([.F20];0;0)&amp;&quot; - &quot;&amp;FIXED([.F21];0;0)&amp;&quot;)&quot;" office:value-type="string" office:string-value="(11,974 - 45,253)">
            <text:p>(11,974 - 45,253)</text:p>
          </table:table-cell>
          <table:table-cell table:formula="oooc:=&quot;(&quot;&amp;FIXED([.G20];0;0)&amp;&quot; - &quot;&amp;FIXED([.G21];0;0)&amp;&quot;)&quot;" office:value-type="string" office:string-value="(3,868 - 43,517)">
            <text:p>(3,868 - 43,517)</text:p>
          </table:table-cell>
          <table:table-cell table:formula="oooc:=&quot;(&quot;&amp;FIXED([.H20];0;0)&amp;&quot; - &quot;&amp;FIXED([.H21];0;0)&amp;&quot;)&quot;" office:value-type="string" office:string-value="(20,742 - 45,177)">
            <text:p>(20,742 - 45,177)</text:p>
          </table:table-cell>
          <table:table-cell table:formula="oooc:=&quot;(&quot;&amp;FIXED([.I20];0;0)&amp;&quot; - &quot;&amp;FIXED([.I21];0;0)&amp;&quot;)&quot;" office:value-type="string" office:string-value="(3,051 - 47,499)">
            <text:p>(3,051 - 47,499)</text:p>
          </table:table-cell>
          <table:table-cell table:formula="oooc:=&quot;(&quot;&amp;FIXED([.J20];0;0)&amp;&quot; - &quot;&amp;FIXED([.J21];0;0)&amp;&quot;)&quot;" office:value-type="string" office:string-value="(24,503 - 33,573)">
            <text:p>(24,503 - 33,573)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46.22953401965">
            <text:p>2,246</text:p>
          </table:table-cell>
          <table:table-cell office:value-type="float" office:value="3337.1125816819">
            <text:p>3,337</text:p>
          </table:table-cell>
          <table:table-cell office:value-type="float" office:value="7311.2042723192">
            <text:p>7,311</text:p>
          </table:table-cell>
          <table:table-cell office:value-type="float" office:value="7240.75617646913">
            <text:p>7,241</text:p>
          </table:table-cell>
          <table:table-cell office:value-type="float" office:value="11973.7974854691">
            <text:p>11,974</text:p>
          </table:table-cell>
          <table:table-cell office:value-type="float" office:value="3867.73495700443">
            <text:p>3,868</text:p>
          </table:table-cell>
          <table:table-cell office:value-type="float" office:value="20742.0574024995">
            <text:p>20,742</text:p>
          </table:table-cell>
          <table:table-cell office:value-type="float" office:value="3050.86897319474">
            <text:p>3,051</text:p>
          </table:table-cell>
          <table:table-cell office:value-type="float" office:value="24502.5836389973">
            <text:p>24,50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411.8360179074">
            <text:p>20,412</text:p>
          </table:table-cell>
          <table:table-cell office:value-type="float" office:value="41066.2598740753">
            <text:p>41,066</text:p>
          </table:table-cell>
          <table:table-cell office:value-type="float" office:value="35071.0852437013">
            <text:p>35,071</text:p>
          </table:table-cell>
          <table:table-cell office:value-type="float" office:value="34668.0073703304">
            <text:p>34,668</text:p>
          </table:table-cell>
          <table:table-cell office:value-type="float" office:value="45252.6344253197">
            <text:p>45,253</text:p>
          </table:table-cell>
          <table:table-cell office:value-type="float" office:value="43516.8818246536">
            <text:p>43,517</text:p>
          </table:table-cell>
          <table:table-cell office:value-type="float" office:value="45177.3173277677">
            <text:p>45,177</text:p>
          </table:table-cell>
          <table:table-cell office:value-type="float" office:value="47499.4049422245">
            <text:p>47,499</text:p>
          </table:table-cell>
          <table:table-cell office:value-type="float" office:value="33572.7673556447">
            <text:p>33,573</text:p>
          </table:table-cell>
          <table:table-cell table:number-columns-repeated="246"/>
        </table:table-row>
        <table:table-row table:style-name="ro1">
          <table:table-cell office:value-type="string">
            <text:p>p4-3200-debian-etch</text:p>
          </table:table-cell>
          <table:table-cell table:formula="oooc:=[.B64]" office:value-type="float" office:value="10898.8482426887">
            <text:p>10,899</text:p>
          </table:table-cell>
          <table:table-cell table:formula="oooc:=[.C64]" office:value-type="float" office:value="15048.7739823688">
            <text:p>15,049</text:p>
          </table:table-cell>
          <table:table-cell table:formula="oooc:=[.D64]" office:value-type="float" office:value="18897.8263771516">
            <text:p>18,898</text:p>
          </table:table-cell>
          <table:table-cell table:formula="oooc:=[.E64]" office:value-type="float" office:value="12522.7650846384">
            <text:p>12,523</text:p>
          </table:table-cell>
          <table:table-cell table:formula="oooc:=[.F64]" office:value-type="float" office:value="33814.4596422571">
            <text:p>33,814</text:p>
          </table:table-cell>
          <table:table-cell table:formula="oooc:=[.G64]" office:value-type="float" office:value="21324.3238147659">
            <text:p>21,324</text:p>
          </table:table-cell>
          <table:table-cell table:formula="oooc:=[.H64]" office:value-type="float" office:value="36537.3078871898">
            <text:p>36,537</text:p>
          </table:table-cell>
          <table:table-cell table:formula="oooc:=[.I64]" office:value-type="float" office:value="26862.3974207903">
            <text:p>26,862</text:p>
          </table:table-cell>
          <table:table-cell table:formula="oooc:=[.J64]" office:value-type="float" office:value="32630.3697571915">
            <text:p>32,630</text:p>
          </table:table-cell>
          <table:table-cell table:formula="oooc:=AVERAGE([.B49:.J63])" office:value-type="float" office:value="20179.0072465563">
            <text:p>20,179</text:p>
          </table:table-cell>
          <table:table-cell table:formula="oooc:=SUM([.B49:.J63])" office:value-type="float" office:value="1210740.43479338">
            <text:p>1,210,740</text:p>
          </table:table-cell>
          <table:table-cell table:number-columns-repeated="244"/>
        </table:table-row>
        <table:table-row table:style-name="ro2">
          <table:table-cell/>
          <table:table-cell table:formula="oooc:=&quot;(&quot;&amp;FIXED([.B24];0;0)&amp;&quot; - &quot;&amp;FIXED([.B25];0;0)&amp;&quot;)&quot;" office:value-type="string" office:string-value="(3,660 - 19,020)">
            <text:p>(3,660 - 19,020)</text:p>
          </table:table-cell>
          <table:table-cell table:formula="oooc:=&quot;(&quot;&amp;FIXED([.C24];0;0)&amp;&quot; - &quot;&amp;FIXED([.C25];0;0)&amp;&quot;)&quot;" office:value-type="string" office:string-value="(2,990 - 32,804)">
            <text:p>(2,990 - 32,804)</text:p>
          </table:table-cell>
          <table:table-cell table:formula="oooc:=&quot;(&quot;&amp;FIXED([.D24];0;0)&amp;&quot; - &quot;&amp;FIXED([.D25];0;0)&amp;&quot;)&quot;" office:value-type="string" office:string-value="(6,425 - 32,452)">
            <text:p>(6,425 - 32,452)</text:p>
          </table:table-cell>
          <table:table-cell table:formula="oooc:=&quot;(&quot;&amp;FIXED([.E24];0;0)&amp;&quot; - &quot;&amp;FIXED([.E25];0;0)&amp;&quot;)&quot;" office:value-type="string" office:string-value="(4,439 - 42,647)">
            <text:p>(4,439 - 42,647)</text:p>
          </table:table-cell>
          <table:table-cell table:formula="oooc:=&quot;(&quot;&amp;FIXED([.F24];0;0)&amp;&quot; - &quot;&amp;FIXED([.F25];0;0)&amp;&quot;)&quot;" office:value-type="string" office:string-value="(11,805 - 45,298)">
            <text:p>(11,805 - 45,298)</text:p>
          </table:table-cell>
          <table:table-cell table:formula="oooc:=&quot;(&quot;&amp;FIXED([.G24];0;0)&amp;&quot; - &quot;&amp;FIXED([.G25];0;0)&amp;&quot;)&quot;" office:value-type="string" office:string-value="(2,559 - 34,795)">
            <text:p>(2,559 - 34,795)</text:p>
          </table:table-cell>
          <table:table-cell table:formula="oooc:=&quot;(&quot;&amp;FIXED([.H24];0;0)&amp;&quot; - &quot;&amp;FIXED([.H25];0;0)&amp;&quot;)&quot;" office:value-type="string" office:string-value="(23,517 - 49,558)">
            <text:p>(23,517 - 49,558)</text:p>
          </table:table-cell>
          <table:table-cell table:formula="oooc:=&quot;(&quot;&amp;FIXED([.I24];0;0)&amp;&quot; - &quot;&amp;FIXED([.I25];0;0)&amp;&quot;)&quot;" office:value-type="string" office:string-value="(3,448 - 51,800)">
            <text:p>(3,448 - 51,800)</text:p>
          </table:table-cell>
          <table:table-cell table:formula="oooc:=&quot;(&quot;&amp;FIXED([.J24];0;0)&amp;&quot; - &quot;&amp;FIXED([.J25];0;0)&amp;&quot;)&quot;" office:value-type="string" office:string-value="(29,106 - 36,155)">
            <text:p>(29,106 - 36,155)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59.87027125407">
            <text:p>3,660</text:p>
          </table:table-cell>
          <table:table-cell office:value-type="float" office:value="2990.14630962001">
            <text:p>2,990</text:p>
          </table:table-cell>
          <table:table-cell office:value-type="float" office:value="6425.33390795602">
            <text:p>6,425</text:p>
          </table:table-cell>
          <table:table-cell office:value-type="float" office:value="4439.04073960832">
            <text:p>4,439</text:p>
          </table:table-cell>
          <table:table-cell office:value-type="float" office:value="11805.4548710035">
            <text:p>11,805</text:p>
          </table:table-cell>
          <table:table-cell office:value-type="float" office:value="2559.27432982284">
            <text:p>2,559</text:p>
          </table:table-cell>
          <table:table-cell office:value-type="float" office:value="23516.8074117977">
            <text:p>23,517</text:p>
          </table:table-cell>
          <table:table-cell office:value-type="float" office:value="3448.09003010556">
            <text:p>3,448</text:p>
          </table:table-cell>
          <table:table-cell office:value-type="float" office:value="29106.2335895685">
            <text:p>29,10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019.6248803178">
            <text:p>19,020</text:p>
          </table:table-cell>
          <table:table-cell office:value-type="float" office:value="32804.0593922305">
            <text:p>32,804</text:p>
          </table:table-cell>
          <table:table-cell office:value-type="float" office:value="32452.0985395842">
            <text:p>32,452</text:p>
          </table:table-cell>
          <table:table-cell office:value-type="float" office:value="42646.992060017">
            <text:p>42,647</text:p>
          </table:table-cell>
          <table:table-cell office:value-type="float" office:value="45298.4445517571">
            <text:p>45,298</text:p>
          </table:table-cell>
          <table:table-cell office:value-type="float" office:value="34794.7851606704">
            <text:p>34,795</text:p>
          </table:table-cell>
          <table:table-cell office:value-type="float" office:value="49557.808362582">
            <text:p>49,558</text:p>
          </table:table-cell>
          <table:table-cell office:value-type="float" office:value="51799.6205231607">
            <text:p>51,800</text:p>
          </table:table-cell>
          <table:table-cell office:value-type="float" office:value="36154.5059248145">
            <text:p>36,155</text:p>
          </table:table-cell>
          <table:table-cell table:number-columns-repeated="246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office:value-type="string">
            <text:p>p4-3200-gentoo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5"/>
        </table:table-row>
        <table:table-row table:style-name="ro2">
          <table:table-cell office:value-type="string">
            <text:p>3des</text:p>
          </table:table-cell>
          <table:table-cell office:value-type="float" office:value="5014.99094506608">
            <text:p>5,015</text:p>
          </table:table-cell>
          <table:table-cell office:value-type="float" office:value="3833.77285174265">
            <text:p>3,834</text:p>
          </table:table-cell>
          <table:table-cell office:value-type="float" office:value="6697.52927418105">
            <text:p>6,698</text:p>
          </table:table-cell>
          <table:table-cell office:value-type="float" office:value="6744.12494551503">
            <text:p>6,744</text:p>
          </table:table-cell>
          <table:table-cell office:value-type="float" office:value="12069.6929801306">
            <text:p>12,070</text:p>
          </table:table-cell>
          <table:table-cell office:value-type="float" office:value="4940.07914300438">
            <text:p>4,940</text:p>
          </table:table-cell>
          <table:table-cell/>
          <table:table-cell office:value-type="float" office:value="5644.36288539232">
            <text:p>5,644</text:p>
          </table:table-cell>
          <table:table-cell/>
          <table:table-cell office:value-type="float" office:value="6420.65043214744">
            <text:p>6,421</text:p>
          </table:table-cell>
          <table:table-cell table:number-columns-repeated="245"/>
        </table:table-row>
        <table:table-row table:style-name="ro1">
          <table:table-cell office:value-type="string">
            <text:p>anubis</text:p>
          </table:table-cell>
          <table:table-cell table:number-columns-repeated="7"/>
          <table:table-cell office:value-type="float" office:value="27897.8883053486">
            <text:p>27,898</text:p>
          </table:table-cell>
          <table:table-cell/>
          <table:table-cell office:value-type="float" office:value="27897.8883053486">
            <text:p>27,898</text:p>
          </table:table-cell>
          <table:table-cell table:number-columns-repeated="245"/>
        </table:table-row>
        <table:table-row table:style-name="ro1">
          <table:table-cell office:value-type="string">
            <text:p>blowfish</text:p>
          </table:table-cell>
          <table:table-cell office:value-type="float" office:value="5922.36809227406">
            <text:p>5,922</text:p>
          </table:table-cell>
          <table:table-cell office:value-type="float" office:value="44355.0817955117">
            <text:p>44,355</text:p>
          </table:table-cell>
          <table:table-cell office:value-type="float" office:value="40780.5579094795">
            <text:p>40,781</text:p>
          </table:table-cell>
          <table:table-cell office:value-type="float" office:value="50447.7926586487">
            <text:p>50,448</text:p>
          </table:table-cell>
          <table:table-cell office:value-type="float" office:value="47299.3600045482">
            <text:p>47,299</text:p>
          </table:table-cell>
          <table:table-cell office:value-type="float" office:value="32169.7169839397">
            <text:p>32,170</text:p>
          </table:table-cell>
          <table:table-cell office:value-type="float" office:value="52662.2846449128">
            <text:p>52,662</text:p>
          </table:table-cell>
          <table:table-cell office:value-type="float" office:value="49684.6420662254">
            <text:p>49,685</text:p>
          </table:table-cell>
          <table:table-cell/>
          <table:table-cell office:value-type="float" office:value="40415.2255194425">
            <text:p>40,415</text:p>
          </table:table-cell>
          <table:table-cell table:number-columns-repeated="245"/>
        </table:table-row>
        <table:table-row table:style-name="ro2">
          <table:table-cell office:value-type="string">
            <text:p>cast5</text:p>
          </table:table-cell>
          <table:table-cell office:value-type="float" office:value="15102.8738866151">
            <text:p>15,103</text:p>
          </table:table-cell>
          <table:table-cell office:value-type="float" office:value="33618.0518778693">
            <text:p>33,618</text:p>
          </table:table-cell>
          <table:table-cell office:value-type="float" office:value="36061.8508545208">
            <text:p>36,062</text:p>
          </table:table-cell>
          <table:table-cell office:value-type="float" office:value="32017.6215006501">
            <text:p>32,018</text:p>
          </table:table-cell>
          <table:table-cell office:value-type="float" office:value="37528.2119360117">
            <text:p>37,528</text:p>
          </table:table-cell>
          <table:table-cell office:value-type="float" office:value="35513.5739757686">
            <text:p>35,514</text:p>
          </table:table-cell>
          <table:table-cell/>
          <table:table-cell office:value-type="float" office:value="41493.6836100741">
            <text:p>41,494</text:p>
          </table:table-cell>
          <table:table-cell/>
          <table:table-cell office:value-type="float" office:value="33047.9810916443">
            <text:p>33,048</text:p>
          </table:table-cell>
          <table:table-cell table:number-columns-repeated="245"/>
        </table:table-row>
        <table:table-row table:style-name="ro2">
          <table:table-cell office:value-type="string">
            <text:p>cast6</text:p>
          </table:table-cell>
          <table:table-cell/>
          <table:table-cell office:value-type="float" office:value="18816.3927743476">
            <text:p>18,816</text:p>
          </table:table-cell>
          <table:table-cell office:value-type="float" office:value="13348.9736519882">
            <text:p>13,349</text:p>
          </table:table-cell>
          <table:table-cell office:value-type="float" office:value="18823.5781515103">
            <text:p>18,824</text:p>
          </table:table-cell>
          <table:table-cell table:number-columns-repeated="5"/>
          <table:table-cell office:value-type="float" office:value="16996.314859282">
            <text:p>16,996</text:p>
          </table:table-cell>
          <table:table-cell table:number-columns-repeated="245"/>
        </table:table-row>
        <table:table-row table:style-name="ro1">
          <table:table-cell office:value-type="string">
            <text:p>gost</text:p>
          </table:table-cell>
          <table:table-cell/>
          <table:table-cell office:value-type="float" office:value="14884.6870415554">
            <text:p>14,885</text:p>
          </table:table-cell>
          <table:table-cell office:value-type="float" office:value="17912.4472681528">
            <text:p>17,912</text:p>
          </table:table-cell>
          <table:table-cell office:value-type="float" office:value="18736.398002194">
            <text:p>18,736</text:p>
          </table:table-cell>
          <table:table-cell table:number-columns-repeated="5"/>
          <table:table-cell office:value-type="float" office:value="17177.8441039674">
            <text:p>17,178</text:p>
          </table:table-cell>
          <table:table-cell table:number-columns-repeated="245"/>
        </table:table-row>
        <table:table-row table:style-name="ro1">
          <table:table-cell office:value-type="string">
            <text:p>khazad</text:p>
          </table:table-cell>
          <table:table-cell table:number-columns-repeated="7"/>
          <table:table-cell office:value-type="float" office:value="17221.45812657">
            <text:p>17,221</text:p>
          </table:table-cell>
          <table:table-cell/>
          <table:table-cell office:value-type="float" office:value="17221.45812657">
            <text:p>17,221</text:p>
          </table:table-cell>
          <table:table-cell table:number-columns-repeated="245"/>
        </table:table-row>
        <table:table-row table:style-name="ro2">
          <table:table-cell office:value-type="string">
            <text:p>loki97</text:p>
          </table:table-cell>
          <table:table-cell/>
          <table:table-cell office:value-type="float" office:value="9637.33847878955">
            <text:p>9,637</text:p>
          </table:table-cell>
          <table:table-cell table:number-columns-repeated="7"/>
          <table:table-cell office:value-type="float" office:value="9637.33847878955">
            <text:p>9,637</text:p>
          </table:table-cell>
          <table:table-cell table:number-columns-repeated="245"/>
        </table:table-row>
        <table:table-row table:style-name="ro1">
          <table:table-cell office:value-type="string">
            <text:p>noekeon</text:p>
          </table:table-cell>
          <table:table-cell table:number-columns-repeated="7"/>
          <table:table-cell office:value-type="float" office:value="31621.0971209231">
            <text:p>31,621</text:p>
          </table:table-cell>
          <table:table-cell/>
          <table:table-cell office:value-type="float" office:value="31621.0971209231">
            <text:p>31,621</text:p>
          </table:table-cell>
          <table:table-cell table:number-columns-repeated="245"/>
        </table:table-row>
        <table:table-row table:style-name="ro1">
          <table:table-cell office:value-type="string">
            <text:p>rijndael</text:p>
          </table:table-cell>
          <table:table-cell office:value-type="float" office:value="13459.426913046">
            <text:p>13,459</text:p>
          </table:table-cell>
          <table:table-cell office:value-type="float" office:value="10144.96783447">
            <text:p>10,145</text:p>
          </table:table-cell>
          <table:table-cell office:value-type="float" office:value="21806.6200392397">
            <text:p>21,807</text:p>
          </table:table-cell>
          <table:table-cell office:value-type="float" office:value="27154.6685717126">
            <text:p>27,155</text:p>
          </table:table-cell>
          <table:table-cell office:value-type="float" office:value="44153.2492951274">
            <text:p>44,153</text:p>
          </table:table-cell>
          <table:table-cell office:value-type="float" office:value="34625.3825191954">
            <text:p>34,625</text:p>
          </table:table-cell>
          <table:table-cell office:value-type="float" office:value="23588.3051481865">
            <text:p>23,588</text:p>
          </table:table-cell>
          <table:table-cell office:value-type="float" office:value="40244.5788564023">
            <text:p>40,245</text:p>
          </table:table-cell>
          <table:table-cell office:value-type="float" office:value="35816.9180313958">
            <text:p>35,817</text:p>
          </table:table-cell>
          <table:table-cell office:value-type="float" office:value="27888.2352454195">
            <text:p>27,888</text:p>
          </table:table-cell>
          <table:table-cell table:number-columns-repeated="245"/>
        </table:table-row>
        <table:table-row table:style-name="ro1">
          <table:table-cell office:value-type="string">
            <text:p>saferplus</text:p>
          </table:table-cell>
          <table:table-cell/>
          <table:table-cell office:value-type="float" office:value="4887.65951110521">
            <text:p>4,888</text:p>
          </table:table-cell>
          <table:table-cell table:number-columns-repeated="5"/>
          <table:table-cell office:value-type="float" office:value="3463.06159221062">
            <text:p>3,463</text:p>
          </table:table-cell>
          <table:table-cell/>
          <table:table-cell office:value-type="float" office:value="4175.36055165792">
            <text:p>4,175</text:p>
          </table:table-cell>
          <table:table-cell table:number-columns-repeated="245"/>
        </table:table-row>
        <table:table-row table:style-name="ro1">
          <table:table-cell office:value-type="string">
            <text:p>serpent</text:p>
          </table:table-cell>
          <table:table-cell office:value-type="float" office:value="6910.22301449544">
            <text:p>6,910</text:p>
          </table:table-cell>
          <table:table-cell office:value-type="float" office:value="14962.1986206123">
            <text:p>14,962</text:p>
          </table:table-cell>
          <table:table-cell office:value-type="float" office:value="30774.6682327912">
            <text:p>30,775</text:p>
          </table:table-cell>
          <table:table-cell office:value-type="float" office:value="12265.6140101821">
            <text:p>12,266</text:p>
          </table:table-cell>
          <table:table-cell/>
          <table:table-cell office:value-type="float" office:value="10914.2553319973">
            <text:p>10,914</text:p>
          </table:table-cell>
          <table:table-cell table:number-columns-repeated="2"/>
          <table:table-cell office:value-type="float" office:value="29171.2469835899">
            <text:p>29,171</text:p>
          </table:table-cell>
          <table:table-cell office:value-type="float" office:value="17059.2186713619">
            <text:p>17,059</text:p>
          </table:table-cell>
          <table:table-cell table:number-columns-repeated="245"/>
        </table:table-row>
        <table:table-row table:style-name="ro1">
          <table:table-cell office:value-type="string">
            <text:p>skipjack</text:p>
          </table:table-cell>
          <table:table-cell table:number-columns-repeated="7"/>
          <table:table-cell office:value-type="float" office:value="8683.15924326611">
            <text:p>8,683</text:p>
          </table:table-cell>
          <table:table-cell/>
          <table:table-cell office:value-type="float" office:value="8683.15924326611">
            <text:p>8,683</text:p>
          </table:table-cell>
          <table:table-cell table:number-columns-repeated="245"/>
        </table:table-row>
        <table:table-row table:style-name="ro1">
          <table:table-cell office:value-type="string">
            <text:p>twofish</text:p>
          </table:table-cell>
          <table:table-cell office:value-type="float" office:value="22283.0503922544">
            <text:p>22,283</text:p>
          </table:table-cell>
          <table:table-cell office:value-type="float" office:value="23351.7701572602">
            <text:p>23,352</text:p>
          </table:table-cell>
          <table:table-cell office:value-type="float" office:value="26188.5154956609">
            <text:p>26,189</text:p>
          </table:table-cell>
          <table:table-cell office:value-type="float" office:value="28223.6712333903">
            <text:p>28,224</text:p>
          </table:table-cell>
          <table:table-cell/>
          <table:table-cell office:value-type="float" office:value="25902.519841633">
            <text:p>25,903</text:p>
          </table:table-cell>
          <table:table-cell/>
          <table:table-cell office:value-type="float" office:value="36544.5560827322">
            <text:p>36,545</text:p>
          </table:table-cell>
          <table:table-cell/>
          <table:table-cell office:value-type="float" office:value="27082.3472004885">
            <text:p>27,082</text:p>
          </table:table-cell>
          <table:table-cell table:number-columns-repeated="245"/>
        </table:table-row>
        <table:table-row table:style-name="ro1">
          <table:table-cell office:value-type="string">
            <text:p>xtea</text:p>
          </table:table-cell>
          <table:table-cell/>
          <table:table-cell office:value-type="float" office:value="21217.9904997248">
            <text:p>21,218</text:p>
          </table:table-cell>
          <table:table-cell office:value-type="float" office:value="23844.208984584">
            <text:p>23,844</text:p>
          </table:table-cell>
          <table:table-cell office:value-type="float" office:value="20594.9313249479">
            <text:p>20,595</text:p>
          </table:table-cell>
          <table:table-cell table:number-columns-repeated="3"/>
          <table:table-cell office:value-type="float" office:value="26909.8683334324">
            <text:p>26,910</text:p>
          </table:table-cell>
          <table:table-cell/>
          <table:table-cell office:value-type="float" office:value="23141.7497856723">
            <text:p>23,142</text:p>
          </table:table-cell>
          <table:table-cell table:number-columns-repeated="245"/>
        </table:table-row>
        <table:table-row table:style-name="ro1">
          <table:table-cell office:value-type="string">
            <text:p>average</text:p>
          </table:table-cell>
          <table:table-cell table:formula="oooc:=AVERAGE([.B29:.B43])" office:value-type="float" office:value="11448.8222072918">
            <text:p>11,449</text:p>
          </table:table-cell>
          <table:table-cell table:formula="oooc:=AVERAGE([.C29:.C43])" office:value-type="float" office:value="18155.4464948172">
            <text:p>18,155</text:p>
          </table:table-cell>
          <table:table-cell table:formula="oooc:=AVERAGE([.D29:.D43])" office:value-type="float" office:value="24157.2635233998">
            <text:p>24,157</text:p>
          </table:table-cell>
          <table:table-cell table:formula="oooc:=AVERAGE([.E29:.E43])" office:value-type="float" office:value="23889.8222665279">
            <text:p>23,890</text:p>
          </table:table-cell>
          <table:table-cell table:formula="oooc:=AVERAGE([.F29:.F43])" office:value-type="float" office:value="35262.6285539545">
            <text:p>35,263</text:p>
          </table:table-cell>
          <table:table-cell table:formula="oooc:=AVERAGE([.G29:.G43])" office:value-type="float" office:value="24010.9212992564">
            <text:p>24,011</text:p>
          </table:table-cell>
          <table:table-cell table:formula="oooc:=AVERAGE([.H29:.H43])" office:value-type="float" office:value="38125.2948965496">
            <text:p>38,125</text:p>
          </table:table-cell>
          <table:table-cell table:formula="oooc:=AVERAGE([.I29:.I43])" office:value-type="float" office:value="26309.8505656888">
            <text:p>26,310</text:p>
          </table:table-cell>
          <table:table-cell table:formula="oooc:=AVERAGE([.J29:.J43])" office:value-type="float" office:value="32494.0825074929">
            <text:p>32,494</text:p>
          </table:table-cell>
          <table:table-cell table:number-columns-repeated="246"/>
        </table:table-row>
        <table:table-row table:style-name="ro2">
          <table:table-cell office:value-type="string">
            <text:p>min</text:p>
          </table:table-cell>
          <table:table-cell table:formula="oooc:=MIN([.B29:.B43])" office:value-type="float" office:value="5014.99094506608">
            <text:p>5,015</text:p>
          </table:table-cell>
          <table:table-cell table:formula="oooc:=MIN([.C29:.C43])" office:value-type="float" office:value="3833.77285174265">
            <text:p>3,834</text:p>
          </table:table-cell>
          <table:table-cell table:formula="oooc:=MIN([.D29:.D43])" office:value-type="float" office:value="6697.52927418105">
            <text:p>6,698</text:p>
          </table:table-cell>
          <table:table-cell table:formula="oooc:=MIN([.E29:.E43])" office:value-type="float" office:value="6744.12494551503">
            <text:p>6,744</text:p>
          </table:table-cell>
          <table:table-cell table:formula="oooc:=MIN([.F29:.F43])" office:value-type="float" office:value="12069.6929801306">
            <text:p>12,070</text:p>
          </table:table-cell>
          <table:table-cell table:formula="oooc:=MIN([.G29:.G43])" office:value-type="float" office:value="4940.07914300438">
            <text:p>4,940</text:p>
          </table:table-cell>
          <table:table-cell table:formula="oooc:=MIN([.H29:.H43])" office:value-type="float" office:value="23588.3051481865">
            <text:p>23,588</text:p>
          </table:table-cell>
          <table:table-cell table:formula="oooc:=MIN([.I29:.I43])" office:value-type="float" office:value="3463.06159221062">
            <text:p>3,463</text:p>
          </table:table-cell>
          <table:table-cell table:formula="oooc:=MIN([.J29:.J43])" office:value-type="float" office:value="29171.2469835899">
            <text:p>29,171</text:p>
          </table:table-cell>
          <table:table-cell table:number-columns-repeated="246"/>
        </table:table-row>
        <table:table-row table:style-name="ro2">
          <table:table-cell office:value-type="string">
            <text:p>max</text:p>
          </table:table-cell>
          <table:table-cell table:formula="oooc:=MAX([.B29:.B43])" office:value-type="float" office:value="22283.0503922544">
            <text:p>22,283</text:p>
          </table:table-cell>
          <table:table-cell table:formula="oooc:=MAX([.C29:.C43])" office:value-type="float" office:value="44355.0817955117">
            <text:p>44,355</text:p>
          </table:table-cell>
          <table:table-cell table:formula="oooc:=MAX([.D29:.D43])" office:value-type="float" office:value="40780.5579094795">
            <text:p>40,781</text:p>
          </table:table-cell>
          <table:table-cell table:formula="oooc:=MAX([.E29:.E43])" office:value-type="float" office:value="50447.7926586487">
            <text:p>50,448</text:p>
          </table:table-cell>
          <table:table-cell table:formula="oooc:=MAX([.F29:.F43])" office:value-type="float" office:value="47299.3600045482">
            <text:p>47,299</text:p>
          </table:table-cell>
          <table:table-cell table:formula="oooc:=MAX([.G29:.G43])" office:value-type="float" office:value="35513.5739757686">
            <text:p>35,514</text:p>
          </table:table-cell>
          <table:table-cell table:formula="oooc:=MAX([.H29:.H43])" office:value-type="float" office:value="52662.2846449128">
            <text:p>52,662</text:p>
          </table:table-cell>
          <table:table-cell table:formula="oooc:=MAX([.I29:.I43])" office:value-type="float" office:value="49684.6420662254">
            <text:p>49,685</text:p>
          </table:table-cell>
          <table:table-cell table:formula="oooc:=MAX([.J29:.J43])" office:value-type="float" office:value="35816.9180313958">
            <text:p>35,817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p4-3200-debian-etch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5"/>
        </table:table-row>
        <table:table-row table:style-name="ro2">
          <table:table-cell office:value-type="string">
            <text:p>3des</text:p>
          </table:table-cell>
          <table:table-cell office:value-type="float" office:value="3659.87027125407">
            <text:p>3,660</text:p>
          </table:table-cell>
          <table:table-cell office:value-type="float" office:value="2990.14630962001">
            <text:p>2,990</text:p>
          </table:table-cell>
          <table:table-cell office:value-type="float" office:value="6425.33390795602">
            <text:p>6,425</text:p>
          </table:table-cell>
          <table:table-cell office:value-type="float" office:value="6127.51814787505">
            <text:p>6,128</text:p>
          </table:table-cell>
          <table:table-cell office:value-type="float" office:value="11805.4548710035">
            <text:p>11,805</text:p>
          </table:table-cell>
          <table:table-cell office:value-type="float" office:value="2559.27432982284">
            <text:p>2,559</text:p>
          </table:table-cell>
          <table:table-cell/>
          <table:table-cell office:value-type="float" office:value="5597.13145010918">
            <text:p>5,597</text:p>
          </table:table-cell>
          <table:table-cell/>
          <table:table-cell office:value-type="float" office:value="5594.96132680581">
            <text:p>5,595</text:p>
          </table:table-cell>
          <table:table-cell table:number-columns-repeated="245"/>
        </table:table-row>
        <table:table-row table:style-name="ro1">
          <table:table-cell office:value-type="string">
            <text:p>anubis</text:p>
          </table:table-cell>
          <table:table-cell table:number-columns-repeated="7"/>
          <table:table-cell office:value-type="float" office:value="27830.4163966926">
            <text:p>27,830</text:p>
          </table:table-cell>
          <table:table-cell/>
          <table:table-cell office:value-type="float" office:value="27830.4163966926">
            <text:p>27,830</text:p>
          </table:table-cell>
          <table:table-cell table:number-columns-repeated="245"/>
        </table:table-row>
        <table:table-row table:style-name="ro1">
          <table:table-cell office:value-type="string">
            <text:p>blowfish</text:p>
          </table:table-cell>
          <table:table-cell office:value-type="float" office:value="6380.76180439291">
            <text:p>6,381</text:p>
          </table:table-cell>
          <table:table-cell office:value-type="float" office:value="28316.8664042595">
            <text:p>28,317</text:p>
          </table:table-cell>
          <table:table-cell office:value-type="float" office:value="32452.0985395842">
            <text:p>32,452</text:p>
          </table:table-cell>
          <table:table-cell office:value-type="float" office:value="42646.992060017">
            <text:p>42,647</text:p>
          </table:table-cell>
          <table:table-cell office:value-type="float" office:value="45298.4445517571">
            <text:p>45,298</text:p>
          </table:table-cell>
          <table:table-cell office:value-type="float" office:value="30944.99621243">
            <text:p>30,945</text:p>
          </table:table-cell>
          <table:table-cell office:value-type="float" office:value="49557.808362582">
            <text:p>49,558</text:p>
          </table:table-cell>
          <table:table-cell office:value-type="float" office:value="51799.6205231607">
            <text:p>51,800</text:p>
          </table:table-cell>
          <table:table-cell/>
          <table:table-cell office:value-type="float" office:value="35924.6985572729">
            <text:p>35,925</text:p>
          </table:table-cell>
          <table:table-cell table:number-columns-repeated="245"/>
        </table:table-row>
        <table:table-row table:style-name="ro2">
          <table:table-cell office:value-type="string">
            <text:p>cast5</text:p>
          </table:table-cell>
          <table:table-cell office:value-type="float" office:value="19019.6248803178">
            <text:p>19,020</text:p>
          </table:table-cell>
          <table:table-cell office:value-type="float" office:value="32804.0593922305">
            <text:p>32,804</text:p>
          </table:table-cell>
          <table:table-cell office:value-type="float" office:value="28362.7768165337">
            <text:p>28,363</text:p>
          </table:table-cell>
          <table:table-cell office:value-type="float" office:value="8261.57201559384">
            <text:p>8,262</text:p>
          </table:table-cell>
          <table:table-cell office:value-type="float" office:value="33482.8355971022">
            <text:p>33,483</text:p>
          </table:table-cell>
          <table:table-cell office:value-type="float" office:value="28595.746653677">
            <text:p>28,596</text:p>
          </table:table-cell>
          <table:table-cell/>
          <table:table-cell office:value-type="float" office:value="41711.6187382542">
            <text:p>41,712</text:p>
          </table:table-cell>
          <table:table-cell/>
          <table:table-cell office:value-type="float" office:value="27462.6048705299">
            <text:p>27,463</text:p>
          </table:table-cell>
          <table:table-cell table:number-columns-repeated="245"/>
        </table:table-row>
        <table:table-row table:style-name="ro2">
          <table:table-cell office:value-type="string">
            <text:p>cast6</text:p>
          </table:table-cell>
          <table:table-cell/>
          <table:table-cell office:value-type="float" office:value="19411.1134783305">
            <text:p>19,411</text:p>
          </table:table-cell>
          <table:table-cell office:value-type="float" office:value="12709.9341248742">
            <text:p>12,710</text:p>
          </table:table-cell>
          <table:table-cell office:value-type="float" office:value="5457.23227952736">
            <text:p>5,457</text:p>
          </table:table-cell>
          <table:table-cell table:number-columns-repeated="5"/>
          <table:table-cell office:value-type="float" office:value="12526.093294244">
            <text:p>12,526</text:p>
          </table:table-cell>
          <table:table-cell table:number-columns-repeated="245"/>
        </table:table-row>
        <table:table-row table:style-name="ro1">
          <table:table-cell office:value-type="string">
            <text:p>gost</text:p>
          </table:table-cell>
          <table:table-cell/>
          <table:table-cell office:value-type="float" office:value="14651.6032381608">
            <text:p>14,652</text:p>
          </table:table-cell>
          <table:table-cell office:value-type="float" office:value="17150.6010376175">
            <text:p>17,151</text:p>
          </table:table-cell>
          <table:table-cell office:value-type="float" office:value="9214.68865899699">
            <text:p>9,215</text:p>
          </table:table-cell>
          <table:table-cell table:number-columns-repeated="5"/>
          <table:table-cell office:value-type="float" office:value="13672.2976449251">
            <text:p>13,672</text:p>
          </table:table-cell>
          <table:table-cell table:number-columns-repeated="245"/>
        </table:table-row>
        <table:table-row table:style-name="ro1">
          <table:table-cell office:value-type="string">
            <text:p>khazad</text:p>
          </table:table-cell>
          <table:table-cell table:number-columns-repeated="7"/>
          <table:table-cell office:value-type="float" office:value="16218.3275935657">
            <text:p>16,218</text:p>
          </table:table-cell>
          <table:table-cell/>
          <table:table-cell office:value-type="float" office:value="16218.3275935657">
            <text:p>16,218</text:p>
          </table:table-cell>
          <table:table-cell table:number-columns-repeated="245"/>
        </table:table-row>
        <table:table-row table:style-name="ro2">
          <table:table-cell office:value-type="string">
            <text:p>loki97</text:p>
          </table:table-cell>
          <table:table-cell/>
          <table:table-cell office:value-type="float" office:value="6799.0216816382">
            <text:p>6,799</text:p>
          </table:table-cell>
          <table:table-cell table:number-columns-repeated="7"/>
          <table:table-cell office:value-type="float" office:value="6799.0216816382">
            <text:p>6,799</text:p>
          </table:table-cell>
          <table:table-cell table:number-columns-repeated="245"/>
        </table:table-row>
        <table:table-row table:style-name="ro1">
          <table:table-cell office:value-type="string">
            <text:p>noekeon</text:p>
          </table:table-cell>
          <table:table-cell table:number-columns-repeated="7"/>
          <table:table-cell office:value-type="float" office:value="33443.1834936018">
            <text:p>33,443</text:p>
          </table:table-cell>
          <table:table-cell/>
          <table:table-cell office:value-type="float" office:value="33443.1834936018">
            <text:p>33,443</text:p>
          </table:table-cell>
          <table:table-cell table:number-columns-repeated="245"/>
        </table:table-row>
        <table:table-row table:style-name="ro1">
          <table:table-cell office:value-type="string">
            <text:p>rijndael</text:p>
          </table:table-cell>
          <table:table-cell office:value-type="float" office:value="13866.0879950353">
            <text:p>13,866</text:p>
          </table:table-cell>
          <table:table-cell office:value-type="float" office:value="10741.9956926104">
            <text:p>10,742</text:p>
          </table:table-cell>
          <table:table-cell office:value-type="float" office:value="20945.1645123267">
            <text:p>20,945</text:p>
          </table:table-cell>
          <table:table-cell office:value-type="float" office:value="19677.7291383962">
            <text:p>19,678</text:p>
          </table:table-cell>
          <table:table-cell office:value-type="float" office:value="44671.1035491658">
            <text:p>44,671</text:p>
          </table:table-cell>
          <table:table-cell office:value-type="float" office:value="34794.7851606704">
            <text:p>34,795</text:p>
          </table:table-cell>
          <table:table-cell office:value-type="float" office:value="23516.8074117977">
            <text:p>23,517</text:p>
          </table:table-cell>
          <table:table-cell office:value-type="float" office:value="40937.1140662042">
            <text:p>40,937</text:p>
          </table:table-cell>
          <table:table-cell office:value-type="float" office:value="36154.5059248145">
            <text:p>36,155</text:p>
          </table:table-cell>
          <table:table-cell office:value-type="float" office:value="27256.1437167801">
            <text:p>27,256</text:p>
          </table:table-cell>
          <table:table-cell table:number-columns-repeated="245"/>
        </table:table-row>
        <table:table-row table:style-name="ro1">
          <table:table-cell office:value-type="string">
            <text:p>saferplus</text:p>
          </table:table-cell>
          <table:table-cell/>
          <table:table-cell office:value-type="float" office:value="4563.23786320143">
            <text:p>4,563</text:p>
          </table:table-cell>
          <table:table-cell table:number-columns-repeated="5"/>
          <table:table-cell office:value-type="float" office:value="3448.09003010556">
            <text:p>3,448</text:p>
          </table:table-cell>
          <table:table-cell/>
          <table:table-cell office:value-type="float" office:value="4005.6639466535">
            <text:p>4,006</text:p>
          </table:table-cell>
          <table:table-cell table:number-columns-repeated="245"/>
        </table:table-row>
        <table:table-row table:style-name="ro1">
          <table:table-cell office:value-type="string">
            <text:p>serpent</text:p>
          </table:table-cell>
          <table:table-cell office:value-type="float" office:value="5278.32974510301">
            <text:p>5,278</text:p>
          </table:table-cell>
          <table:table-cell office:value-type="float" office:value="7176.25054175232">
            <text:p>7,176</text:p>
          </table:table-cell>
          <table:table-cell office:value-type="float" office:value="7553.2230490912">
            <text:p>7,553</text:p>
          </table:table-cell>
          <table:table-cell office:value-type="float" office:value="4439.04073960832">
            <text:p>4,439</text:p>
          </table:table-cell>
          <table:table-cell/>
          <table:table-cell office:value-type="float" office:value="6601.21118894961">
            <text:p>6,601</text:p>
          </table:table-cell>
          <table:table-cell table:number-columns-repeated="2"/>
          <table:table-cell office:value-type="float" office:value="29106.2335895685">
            <text:p>29,106</text:p>
          </table:table-cell>
          <table:table-cell office:value-type="float" office:value="10657.9739201733">
            <text:p>10,658</text:p>
          </table:table-cell>
          <table:table-cell table:number-columns-repeated="245"/>
        </table:table-row>
        <table:table-row table:style-name="ro1">
          <table:table-cell office:value-type="string">
            <text:p>skipjack</text:p>
          </table:table-cell>
          <table:table-cell table:number-columns-repeated="7"/>
          <table:table-cell office:value-type="float" office:value="8646.59292182745">
            <text:p>8,647</text:p>
          </table:table-cell>
          <table:table-cell/>
          <table:table-cell office:value-type="float" office:value="8646.59292182745">
            <text:p>8,647</text:p>
          </table:table-cell>
          <table:table-cell table:number-columns-repeated="245"/>
        </table:table-row>
        <table:table-row table:style-name="ro1">
          <table:table-cell office:value-type="string">
            <text:p>twofish</text:p>
          </table:table-cell>
          <table:table-cell office:value-type="float" office:value="17188.4147600294">
            <text:p>17,188</text:p>
          </table:table-cell>
          <table:table-cell office:value-type="float" office:value="27448.7364898393">
            <text:p>27,449</text:p>
          </table:table-cell>
          <table:table-cell office:value-type="float" office:value="21832.6171988427">
            <text:p>21,833</text:p>
          </table:table-cell>
          <table:table-cell office:value-type="float" office:value="5843.32955042195">
            <text:p>5,843</text:p>
          </table:table-cell>
          <table:table-cell/>
          <table:table-cell office:value-type="float" office:value="24449.9293430455">
            <text:p>24,450</text:p>
          </table:table-cell>
          <table:table-cell/>
          <table:table-cell office:value-type="float" office:value="38995.2070929472">
            <text:p>38,995</text:p>
          </table:table-cell>
          <table:table-cell/>
          <table:table-cell office:value-type="float" office:value="22626.3724058543">
            <text:p>22,626</text:p>
          </table:table-cell>
          <table:table-cell table:number-columns-repeated="245"/>
        </table:table-row>
        <table:table-row table:style-name="ro1">
          <table:table-cell office:value-type="string">
            <text:p>xtea</text:p>
          </table:table-cell>
          <table:table-cell/>
          <table:table-cell office:value-type="float" office:value="10633.4827144141">
            <text:p>10,633</text:p>
          </table:table-cell>
          <table:table-cell office:value-type="float" office:value="22648.6882075386">
            <text:p>22,649</text:p>
          </table:table-cell>
          <table:table-cell office:value-type="float" office:value="11036.7831713085">
            <text:p>11,037</text:p>
          </table:table-cell>
          <table:table-cell table:number-columns-repeated="3"/>
          <table:table-cell office:value-type="float" office:value="26859.0693222251">
            <text:p>26,859</text:p>
          </table:table-cell>
          <table:table-cell/>
          <table:table-cell office:value-type="float" office:value="17794.5058538716">
            <text:p>17,795</text:p>
          </table:table-cell>
          <table:table-cell table:number-columns-repeated="245"/>
        </table:table-row>
        <table:table-row table:style-name="ro1">
          <table:table-cell office:value-type="string">
            <text:p>average</text:p>
          </table:table-cell>
          <table:table-cell table:formula="oooc:=AVERAGE([.B49:.B63])" office:value-type="float" office:value="10898.8482426887">
            <text:p>10,899</text:p>
          </table:table-cell>
          <table:table-cell table:formula="oooc:=AVERAGE([.C49:.C63])" office:value-type="float" office:value="15048.7739823688">
            <text:p>15,049</text:p>
          </table:table-cell>
          <table:table-cell table:formula="oooc:=AVERAGE([.D49:.D63])" office:value-type="float" office:value="18897.8263771516">
            <text:p>18,898</text:p>
          </table:table-cell>
          <table:table-cell table:formula="oooc:=AVERAGE([.E49:.E63])" office:value-type="float" office:value="12522.7650846384">
            <text:p>12,523</text:p>
          </table:table-cell>
          <table:table-cell table:formula="oooc:=AVERAGE([.F49:.F63])" office:value-type="float" office:value="33814.4596422571">
            <text:p>33,814</text:p>
          </table:table-cell>
          <table:table-cell table:formula="oooc:=AVERAGE([.G49:.G63])" office:value-type="float" office:value="21324.3238147659">
            <text:p>21,324</text:p>
          </table:table-cell>
          <table:table-cell table:formula="oooc:=AVERAGE([.H49:.H63])" office:value-type="float" office:value="36537.3078871898">
            <text:p>36,537</text:p>
          </table:table-cell>
          <table:table-cell table:formula="oooc:=AVERAGE([.I49:.I63])" office:value-type="float" office:value="26862.3974207903">
            <text:p>26,862</text:p>
          </table:table-cell>
          <table:table-cell table:formula="oooc:=AVERAGE([.J49:.J63])" office:value-type="float" office:value="32630.3697571915">
            <text:p>32,630</text:p>
          </table:table-cell>
          <table:table-cell table:number-columns-repeated="246"/>
        </table:table-row>
        <table:table-row table:style-name="ro2">
          <table:table-cell office:value-type="string">
            <text:p>min</text:p>
          </table:table-cell>
          <table:table-cell table:formula="oooc:=MIN([.B49:.B63])" office:value-type="float" office:value="3659.87027125407">
            <text:p>3,660</text:p>
          </table:table-cell>
          <table:table-cell table:formula="oooc:=MIN([.C49:.C63])" office:value-type="float" office:value="2990.14630962001">
            <text:p>2,990</text:p>
          </table:table-cell>
          <table:table-cell table:formula="oooc:=MIN([.D49:.D63])" office:value-type="float" office:value="6425.33390795602">
            <text:p>6,425</text:p>
          </table:table-cell>
          <table:table-cell table:formula="oooc:=MIN([.E49:.E63])" office:value-type="float" office:value="4439.04073960832">
            <text:p>4,439</text:p>
          </table:table-cell>
          <table:table-cell table:formula="oooc:=MIN([.F49:.F63])" office:value-type="float" office:value="11805.4548710035">
            <text:p>11,805</text:p>
          </table:table-cell>
          <table:table-cell table:formula="oooc:=MIN([.G49:.G63])" office:value-type="float" office:value="2559.27432982284">
            <text:p>2,559</text:p>
          </table:table-cell>
          <table:table-cell table:formula="oooc:=MIN([.H49:.H63])" office:value-type="float" office:value="23516.8074117977">
            <text:p>23,517</text:p>
          </table:table-cell>
          <table:table-cell table:formula="oooc:=MIN([.I49:.I63])" office:value-type="float" office:value="3448.09003010556">
            <text:p>3,448</text:p>
          </table:table-cell>
          <table:table-cell table:formula="oooc:=MIN([.J49:.J63])" office:value-type="float" office:value="29106.2335895685">
            <text:p>29,106</text:p>
          </table:table-cell>
          <table:table-cell table:number-columns-repeated="246"/>
        </table:table-row>
        <table:table-row table:style-name="ro2">
          <table:table-cell office:value-type="string">
            <text:p>max</text:p>
          </table:table-cell>
          <table:table-cell table:formula="oooc:=MAX([.B49:.B63])" office:value-type="float" office:value="19019.6248803178">
            <text:p>19,020</text:p>
          </table:table-cell>
          <table:table-cell table:formula="oooc:=MAX([.C49:.C63])" office:value-type="float" office:value="32804.0593922305">
            <text:p>32,804</text:p>
          </table:table-cell>
          <table:table-cell table:formula="oooc:=MAX([.D49:.D63])" office:value-type="float" office:value="32452.0985395842">
            <text:p>32,452</text:p>
          </table:table-cell>
          <table:table-cell table:formula="oooc:=MAX([.E49:.E63])" office:value-type="float" office:value="42646.992060017">
            <text:p>42,647</text:p>
          </table:table-cell>
          <table:table-cell table:formula="oooc:=MAX([.F49:.F63])" office:value-type="float" office:value="45298.4445517571">
            <text:p>45,298</text:p>
          </table:table-cell>
          <table:table-cell table:formula="oooc:=MAX([.G49:.G63])" office:value-type="float" office:value="34794.7851606704">
            <text:p>34,795</text:p>
          </table:table-cell>
          <table:table-cell table:formula="oooc:=MAX([.H49:.H63])" office:value-type="float" office:value="49557.808362582">
            <text:p>49,558</text:p>
          </table:table-cell>
          <table:table-cell table:formula="oooc:=MAX([.I49:.I63])" office:value-type="float" office:value="51799.6205231607">
            <text:p>51,800</text:p>
          </table:table-cell>
          <table:table-cell table:formula="oooc:=MAX([.J49:.J63])" office:value-type="float" office:value="36154.5059248145">
            <text:p>36,155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p4-3200-debian-lenny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5"/>
        </table:table-row>
        <table:table-row table:style-name="ro2">
          <table:table-cell office:value-type="string">
            <text:p>3des</text:p>
          </table:table-cell>
          <table:table-cell office:value-type="float" office:value="7397.34627634486">
            <text:p>7,397</text:p>
          </table:table-cell>
          <table:table-cell office:value-type="float" office:value="3017.23222817568">
            <text:p>3,017</text:p>
          </table:table-cell>
          <table:table-cell office:value-type="float" office:value="5920.08419332235">
            <text:p>5,920</text:p>
          </table:table-cell>
          <table:table-cell office:value-type="float" office:value="3344.91281550119">
            <text:p>3,345</text:p>
          </table:table-cell>
          <table:table-cell office:value-type="float" office:value="11972.2497751974">
            <text:p>11,972</text:p>
          </table:table-cell>
          <table:table-cell office:value-type="float" office:value="2393.43795073048">
            <text:p>2,393</text:p>
          </table:table-cell>
          <table:table-cell/>
          <table:table-cell office:value-type="float" office:value="7462.73075556527">
            <text:p>7,463</text:p>
          </table:table-cell>
          <table:table-cell/>
          <table:table-cell office:value-type="float" office:value="5929.71342783389">
            <text:p>5,930</text:p>
          </table:table-cell>
          <table:table-cell table:number-columns-repeated="245"/>
        </table:table-row>
        <table:table-row table:style-name="ro1">
          <table:table-cell office:value-type="string">
            <text:p>anubis</text:p>
          </table:table-cell>
          <table:table-cell table:number-columns-repeated="7"/>
          <table:table-cell office:value-type="float" office:value="33346.578624749">
            <text:p>33,347</text:p>
          </table:table-cell>
          <table:table-cell/>
          <table:table-cell office:value-type="float" office:value="33346.578624749">
            <text:p>33,347</text:p>
          </table:table-cell>
          <table:table-cell table:number-columns-repeated="245"/>
        </table:table-row>
        <table:table-row table:style-name="ro1">
          <table:table-cell office:value-type="string">
            <text:p>blowfish</text:p>
          </table:table-cell>
          <table:table-cell office:value-type="float" office:value="7076.3068443225">
            <text:p>7,076</text:p>
          </table:table-cell>
          <table:table-cell office:value-type="float" office:value="28528.4241281039">
            <text:p>28,528</text:p>
          </table:table-cell>
          <table:table-cell office:value-type="float" office:value="38984.6666880102">
            <text:p>38,985</text:p>
          </table:table-cell>
          <table:table-cell office:value-type="float" office:value="41500.3910034645">
            <text:p>41,500</text:p>
          </table:table-cell>
          <table:table-cell office:value-type="float" office:value="45110.1950326863">
            <text:p>45,110</text:p>
          </table:table-cell>
          <table:table-cell office:value-type="float" office:value="31132.4070264569">
            <text:p>31,132</text:p>
          </table:table-cell>
          <table:table-cell office:value-type="float" office:value="26596.8533187817">
            <text:p>26,597</text:p>
          </table:table-cell>
          <table:table-cell office:value-type="float" office:value="52293.1067516659">
            <text:p>52,293</text:p>
          </table:table-cell>
          <table:table-cell/>
          <table:table-cell office:value-type="float" office:value="33902.7938491865">
            <text:p>33,903</text:p>
          </table:table-cell>
          <table:table-cell table:number-columns-repeated="245"/>
        </table:table-row>
        <table:table-row table:style-name="ro2">
          <table:table-cell office:value-type="string">
            <text:p>cast5</text:p>
          </table:table-cell>
          <table:table-cell office:value-type="float" office:value="20170.8252731905">
            <text:p>20,171</text:p>
          </table:table-cell>
          <table:table-cell office:value-type="float" office:value="32795.6663603328">
            <text:p>32,796</text:p>
          </table:table-cell>
          <table:table-cell office:value-type="float" office:value="27592.9984632201">
            <text:p>27,593</text:p>
          </table:table-cell>
          <table:table-cell office:value-type="float" office:value="34194.4892793954">
            <text:p>34,194</text:p>
          </table:table-cell>
          <table:table-cell office:value-type="float" office:value="33019.9368070184">
            <text:p>33,020</text:p>
          </table:table-cell>
          <table:table-cell office:value-type="float" office:value="28299.9061939042">
            <text:p>28,300</text:p>
          </table:table-cell>
          <table:table-cell/>
          <table:table-cell office:value-type="float" office:value="42350.3046746566">
            <text:p>42,350</text:p>
          </table:table-cell>
          <table:table-cell/>
          <table:table-cell office:value-type="float" office:value="31203.446721674">
            <text:p>31,203</text:p>
          </table:table-cell>
          <table:table-cell table:number-columns-repeated="245"/>
        </table:table-row>
        <table:table-row table:style-name="ro2">
          <table:table-cell office:value-type="string">
            <text:p>cast6</text:p>
          </table:table-cell>
          <table:table-cell/>
          <table:table-cell office:value-type="float" office:value="19330.0904501964">
            <text:p>19,330</text:p>
          </table:table-cell>
          <table:table-cell office:value-type="float" office:value="12548.2948916842">
            <text:p>12,548</text:p>
          </table:table-cell>
          <table:table-cell office:value-type="float" office:value="25919.5842634074">
            <text:p>25,920</text:p>
          </table:table-cell>
          <table:table-cell table:number-columns-repeated="5"/>
          <table:table-cell office:value-type="float" office:value="19265.9898684293">
            <text:p>19,266</text:p>
          </table:table-cell>
          <table:table-cell table:number-columns-repeated="245"/>
        </table:table-row>
        <table:table-row table:style-name="ro1">
          <table:table-cell office:value-type="string">
            <text:p>gost</text:p>
          </table:table-cell>
          <table:table-cell/>
          <table:table-cell office:value-type="float" office:value="14618.6026369356">
            <text:p>14,619</text:p>
          </table:table-cell>
          <table:table-cell office:value-type="float" office:value="18593.3150348955">
            <text:p>18,593</text:p>
          </table:table-cell>
          <table:table-cell office:value-type="float" office:value="24515.584493546">
            <text:p>24,516</text:p>
          </table:table-cell>
          <table:table-cell table:number-columns-repeated="5"/>
          <table:table-cell office:value-type="float" office:value="19242.5007217924">
            <text:p>19,243</text:p>
          </table:table-cell>
          <table:table-cell table:number-columns-repeated="245"/>
        </table:table-row>
        <table:table-row table:style-name="ro1">
          <table:table-cell office:value-type="string">
            <text:p>khazad</text:p>
          </table:table-cell>
          <table:table-cell table:number-columns-repeated="7"/>
          <table:table-cell office:value-type="float" office:value="9641.49061791767">
            <text:p>9,641</text:p>
          </table:table-cell>
          <table:table-cell/>
          <table:table-cell office:value-type="float" office:value="9641.49061791767">
            <text:p>9,641</text:p>
          </table:table-cell>
          <table:table-cell table:number-columns-repeated="245"/>
        </table:table-row>
        <table:table-row table:style-name="ro2">
          <table:table-cell office:value-type="string">
            <text:p>loki97</text:p>
          </table:table-cell>
          <table:table-cell/>
          <table:table-cell office:value-type="float" office:value="6802.55642789377">
            <text:p>6,803</text:p>
          </table:table-cell>
          <table:table-cell table:number-columns-repeated="7"/>
          <table:table-cell office:value-type="float" office:value="6802.55642789377">
            <text:p>6,803</text:p>
          </table:table-cell>
          <table:table-cell table:number-columns-repeated="245"/>
        </table:table-row>
        <table:table-row table:style-name="ro1">
          <table:table-cell office:value-type="string">
            <text:p>noekeon</text:p>
          </table:table-cell>
          <table:table-cell table:number-columns-repeated="7"/>
          <table:table-cell office:value-type="float" office:value="36124.9143034012">
            <text:p>36,125</text:p>
          </table:table-cell>
          <table:table-cell/>
          <table:table-cell office:value-type="float" office:value="36124.9143034012">
            <text:p>36,125</text:p>
          </table:table-cell>
          <table:table-cell table:number-columns-repeated="245"/>
        </table:table-row>
        <table:table-row table:style-name="ro1">
          <table:table-cell office:value-type="string">
            <text:p>rijndael</text:p>
          </table:table-cell>
          <table:table-cell office:value-type="float" office:value="14614.8336758628">
            <text:p>14,615</text:p>
          </table:table-cell>
          <table:table-cell office:value-type="float" office:value="10764.2733328871">
            <text:p>10,764</text:p>
          </table:table-cell>
          <table:table-cell office:value-type="float" office:value="24204.220415591">
            <text:p>24,204</text:p>
          </table:table-cell>
          <table:table-cell office:value-type="float" office:value="25717.1176802459">
            <text:p>25,717</text:p>
          </table:table-cell>
          <table:table-cell office:value-type="float" office:value="42615.5633450579">
            <text:p>42,616</text:p>
          </table:table-cell>
          <table:table-cell office:value-type="float" office:value="34414.0668467097">
            <text:p>34,414</text:p>
          </table:table-cell>
          <table:table-cell office:value-type="float" office:value="23591.3723844694">
            <text:p>23,591</text:p>
          </table:table-cell>
          <table:table-cell office:value-type="float" office:value="42051.2741530138">
            <text:p>42,051</text:p>
          </table:table-cell>
          <table:table-cell office:value-type="float" office:value="36341.2477502828">
            <text:p>36,341</text:p>
          </table:table-cell>
          <table:table-cell office:value-type="float" office:value="28257.1077315689">
            <text:p>28,257</text:p>
          </table:table-cell>
          <table:table-cell table:number-columns-repeated="245"/>
        </table:table-row>
        <table:table-row table:style-name="ro1">
          <table:table-cell office:value-type="string">
            <text:p>saferplus</text:p>
          </table:table-cell>
          <table:table-cell/>
          <table:table-cell office:value-type="float" office:value="4564.89026584411">
            <text:p>4,565</text:p>
          </table:table-cell>
          <table:table-cell table:number-columns-repeated="5"/>
          <table:table-cell office:value-type="float" office:value="3522.60632494101">
            <text:p>3,523</text:p>
          </table:table-cell>
          <table:table-cell/>
          <table:table-cell office:value-type="float" office:value="4043.74829539256">
            <text:p>4,044</text:p>
          </table:table-cell>
          <table:table-cell table:number-columns-repeated="245"/>
        </table:table-row>
        <table:table-row table:style-name="ro1">
          <table:table-cell office:value-type="string">
            <text:p>serpent</text:p>
          </table:table-cell>
          <table:table-cell office:value-type="float" office:value="6563.77178748861">
            <text:p>6,564</text:p>
          </table:table-cell>
          <table:table-cell office:value-type="float" office:value="7165.67132440661">
            <text:p>7,166</text:p>
          </table:table-cell>
          <table:table-cell office:value-type="float" office:value="11661.95298616">
            <text:p>11,662</text:p>
          </table:table-cell>
          <table:table-cell office:value-type="float" office:value="18295.7466562592">
            <text:p>18,296</text:p>
          </table:table-cell>
          <table:table-cell/>
          <table:table-cell office:value-type="float" office:value="6311.19414935565">
            <text:p>6,311</text:p>
          </table:table-cell>
          <table:table-cell table:number-columns-repeated="2"/>
          <table:table-cell office:value-type="float" office:value="27295.8395795465">
            <text:p>27,296</text:p>
          </table:table-cell>
          <table:table-cell office:value-type="float" office:value="13122.3945507065">
            <text:p>13,122</text:p>
          </table:table-cell>
          <table:table-cell table:number-columns-repeated="245"/>
        </table:table-row>
        <table:table-row table:style-name="ro1">
          <table:table-cell office:value-type="string">
            <text:p>skipjack</text:p>
          </table:table-cell>
          <table:table-cell table:number-columns-repeated="7"/>
          <table:table-cell office:value-type="float" office:value="10136.5683251802">
            <text:p>10,137</text:p>
          </table:table-cell>
          <table:table-cell/>
          <table:table-cell office:value-type="float" office:value="10136.5683251802">
            <text:p>10,137</text:p>
          </table:table-cell>
          <table:table-cell table:number-columns-repeated="245"/>
        </table:table-row>
        <table:table-row table:style-name="ro1">
          <table:table-cell office:value-type="string">
            <text:p>twofish</text:p>
          </table:table-cell>
          <table:table-cell office:value-type="float" office:value="18482.6895151775">
            <text:p>18,483</text:p>
          </table:table-cell>
          <table:table-cell office:value-type="float" office:value="27281.0326815946">
            <text:p>27,281</text:p>
          </table:table-cell>
          <table:table-cell office:value-type="float" office:value="21677.9511696216">
            <text:p>21,678</text:p>
          </table:table-cell>
          <table:table-cell office:value-type="float" office:value="28673.4725357555">
            <text:p>28,673</text:p>
          </table:table-cell>
          <table:table-cell/>
          <table:table-cell office:value-type="float" office:value="23873.2911673036">
            <text:p>23,873</text:p>
          </table:table-cell>
          <table:table-cell/>
          <table:table-cell office:value-type="float" office:value="47516.9186891191">
            <text:p>47,517</text:p>
          </table:table-cell>
          <table:table-cell/>
          <table:table-cell office:value-type="float" office:value="27917.5592930953">
            <text:p>27,918</text:p>
          </table:table-cell>
          <table:table-cell table:number-columns-repeated="245"/>
        </table:table-row>
        <table:table-row table:style-name="ro1">
          <table:table-cell office:value-type="string">
            <text:p>xtea</text:p>
          </table:table-cell>
          <table:table-cell/>
          <table:table-cell office:value-type="float" office:value="10617.4001286577">
            <text:p>10,617</text:p>
          </table:table-cell>
          <table:table-cell office:value-type="float" office:value="23135.1914375702">
            <text:p>23,135</text:p>
          </table:table-cell>
          <table:table-cell office:value-type="float" office:value="17969.0019223722">
            <text:p>17,969</text:p>
          </table:table-cell>
          <table:table-cell table:number-columns-repeated="3"/>
          <table:table-cell office:value-type="float" office:value="26747.3360246343">
            <text:p>26,747</text:p>
          </table:table-cell>
          <table:table-cell/>
          <table:table-cell office:value-type="float" office:value="19617.2323783086">
            <text:p>19,617</text:p>
          </table:table-cell>
          <table:table-cell table:number-columns-repeated="245"/>
        </table:table-row>
        <table:table-row table:style-name="ro1">
          <table:table-cell office:value-type="string">
            <text:p>average</text:p>
          </table:table-cell>
          <table:table-cell table:formula="oooc:=AVERAGE([.B69:.B83])" office:value-type="float" office:value="12384.2955620645">
            <text:p>12,384</text:p>
          </table:table-cell>
          <table:table-cell table:formula="oooc:=AVERAGE([.C69:.C83])" office:value-type="float" office:value="15044.167269548">
            <text:p>15,044</text:p>
          </table:table-cell>
          <table:table-cell table:formula="oooc:=AVERAGE([.D69:.D83])" office:value-type="float" office:value="20479.8528088972">
            <text:p>20,480</text:p>
          </table:table-cell>
          <table:table-cell table:formula="oooc:=AVERAGE([.E69:.E83])" office:value-type="float" office:value="24458.9222944386">
            <text:p>24,459</text:p>
          </table:table-cell>
          <table:table-cell table:formula="oooc:=AVERAGE([.F69:.F83])" office:value-type="float" office:value="33179.48623999">
            <text:p>33,179</text:p>
          </table:table-cell>
          <table:table-cell table:formula="oooc:=AVERAGE([.G69:.G83])" office:value-type="float" office:value="21070.7172224101">
            <text:p>21,071</text:p>
          </table:table-cell>
          <table:table-cell table:formula="oooc:=AVERAGE([.H69:.H83])" office:value-type="float" office:value="25094.1128516255">
            <text:p>25,094</text:p>
          </table:table-cell>
          <table:table-cell table:formula="oooc:=AVERAGE([.I69:.I83])" office:value-type="float" office:value="28290.3481131676">
            <text:p>28,290</text:p>
          </table:table-cell>
          <table:table-cell table:formula="oooc:=AVERAGE([.J69:.J83])" office:value-type="float" office:value="31818.5436649147">
            <text:p>31,819</text:p>
          </table:table-cell>
          <table:table-cell table:number-columns-repeated="246"/>
        </table:table-row>
        <table:table-row table:style-name="ro2">
          <table:table-cell office:value-type="string">
            <text:p>min</text:p>
          </table:table-cell>
          <table:table-cell table:formula="oooc:=MIN([.B69:.B83])" office:value-type="float" office:value="6563.77178748861">
            <text:p>6,564</text:p>
          </table:table-cell>
          <table:table-cell table:formula="oooc:=MIN([.C69:.C83])" office:value-type="float" office:value="3017.23222817568">
            <text:p>3,017</text:p>
          </table:table-cell>
          <table:table-cell table:formula="oooc:=MIN([.D69:.D83])" office:value-type="float" office:value="5920.08419332235">
            <text:p>5,920</text:p>
          </table:table-cell>
          <table:table-cell table:formula="oooc:=MIN([.E69:.E83])" office:value-type="float" office:value="3344.91281550119">
            <text:p>3,345</text:p>
          </table:table-cell>
          <table:table-cell table:formula="oooc:=MIN([.F69:.F83])" office:value-type="float" office:value="11972.2497751974">
            <text:p>11,972</text:p>
          </table:table-cell>
          <table:table-cell table:formula="oooc:=MIN([.G69:.G83])" office:value-type="float" office:value="2393.43795073048">
            <text:p>2,393</text:p>
          </table:table-cell>
          <table:table-cell table:formula="oooc:=MIN([.H69:.H83])" office:value-type="float" office:value="23591.3723844694">
            <text:p>23,591</text:p>
          </table:table-cell>
          <table:table-cell table:formula="oooc:=MIN([.I69:.I83])" office:value-type="float" office:value="3522.60632494101">
            <text:p>3,523</text:p>
          </table:table-cell>
          <table:table-cell table:formula="oooc:=MIN([.J69:.J83])" office:value-type="float" office:value="27295.8395795465">
            <text:p>27,296</text:p>
          </table:table-cell>
          <table:table-cell table:number-columns-repeated="246"/>
        </table:table-row>
        <table:table-row table:style-name="ro2">
          <table:table-cell office:value-type="string">
            <text:p>max</text:p>
          </table:table-cell>
          <table:table-cell table:formula="oooc:=MAX([.B69:.B83])" office:value-type="float" office:value="20170.8252731905">
            <text:p>20,171</text:p>
          </table:table-cell>
          <table:table-cell table:formula="oooc:=MAX([.C69:.C83])" office:value-type="float" office:value="32795.6663603328">
            <text:p>32,796</text:p>
          </table:table-cell>
          <table:table-cell table:formula="oooc:=MAX([.D69:.D83])" office:value-type="float" office:value="38984.6666880102">
            <text:p>38,985</text:p>
          </table:table-cell>
          <table:table-cell table:formula="oooc:=MAX([.E69:.E83])" office:value-type="float" office:value="41500.3910034645">
            <text:p>41,500</text:p>
          </table:table-cell>
          <table:table-cell table:formula="oooc:=MAX([.F69:.F83])" office:value-type="float" office:value="45110.1950326863">
            <text:p>45,110</text:p>
          </table:table-cell>
          <table:table-cell table:formula="oooc:=MAX([.G69:.G83])" office:value-type="float" office:value="34414.0668467097">
            <text:p>34,414</text:p>
          </table:table-cell>
          <table:table-cell table:formula="oooc:=MAX([.H69:.H83])" office:value-type="float" office:value="26596.8533187817">
            <text:p>26,597</text:p>
          </table:table-cell>
          <table:table-cell table:formula="oooc:=MAX([.I69:.I83])" office:value-type="float" office:value="52293.1067516659">
            <text:p>52,293</text:p>
          </table:table-cell>
          <table:table-cell table:formula="oooc:=MAX([.J69:.J83])" office:value-type="float" office:value="36341.2477502828">
            <text:p>36,341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p4-3200-ubuntu-gutsy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5"/>
        </table:table-row>
        <table:table-row table:style-name="ro2">
          <table:table-cell office:value-type="string">
            <text:p>3des</text:p>
          </table:table-cell>
          <table:table-cell office:value-type="float" office:value="3803.59791017952">
            <text:p>3,804</text:p>
          </table:table-cell>
          <table:table-cell office:value-type="float" office:value="3460.97612910665">
            <text:p>3,461</text:p>
          </table:table-cell>
          <table:table-cell office:value-type="float" office:value="6295.76465921562">
            <text:p>6,296</text:p>
          </table:table-cell>
          <table:table-cell office:value-type="float" office:value="4336.31589494547">
            <text:p>4,336</text:p>
          </table:table-cell>
          <table:table-cell office:value-type="float" office:value="11878.4425007114">
            <text:p>11,878</text:p>
          </table:table-cell>
          <table:table-cell office:value-type="float" office:value="2433.95789171147">
            <text:p>2,434</text:p>
          </table:table-cell>
          <table:table-cell/>
          <table:table-cell office:value-type="float" office:value="5699.76395406071">
            <text:p>5,700</text:p>
          </table:table-cell>
          <table:table-cell/>
          <table:table-cell office:value-type="float" office:value="5415.54556284727">
            <text:p>5,416</text:p>
          </table:table-cell>
          <table:table-cell table:number-columns-repeated="245"/>
        </table:table-row>
        <table:table-row table:style-name="ro1">
          <table:table-cell office:value-type="string">
            <text:p>anubis</text:p>
          </table:table-cell>
          <table:table-cell table:number-columns-repeated="7"/>
          <table:table-cell office:value-type="float" office:value="28005.4314279505">
            <text:p>28,005</text:p>
          </table:table-cell>
          <table:table-cell/>
          <table:table-cell office:value-type="float" office:value="28005.4314279505">
            <text:p>28,005</text:p>
          </table:table-cell>
          <table:table-cell table:number-columns-repeated="245"/>
        </table:table-row>
        <table:table-row table:style-name="ro1">
          <table:table-cell office:value-type="string">
            <text:p>blowfish</text:p>
          </table:table-cell>
          <table:table-cell office:value-type="float" office:value="6593.13090419787">
            <text:p>6,593</text:p>
          </table:table-cell>
          <table:table-cell office:value-type="float" office:value="40597.1537754326">
            <text:p>40,597</text:p>
          </table:table-cell>
          <table:table-cell office:value-type="float" office:value="37650.5912534079">
            <text:p>37,651</text:p>
          </table:table-cell>
          <table:table-cell office:value-type="float" office:value="31027.913195213">
            <text:p>31,028</text:p>
          </table:table-cell>
          <table:table-cell office:value-type="float" office:value="45175.7458520768">
            <text:p>45,176</text:p>
          </table:table-cell>
          <table:table-cell office:value-type="float" office:value="30706.7682424885">
            <text:p>30,707</text:p>
          </table:table-cell>
          <table:table-cell office:value-type="float" office:value="49415.5830865978">
            <text:p>49,416</text:p>
          </table:table-cell>
          <table:table-cell office:value-type="float" office:value="51821.0842174997">
            <text:p>51,821</text:p>
          </table:table-cell>
          <table:table-cell/>
          <table:table-cell office:value-type="float" office:value="36623.4963158643">
            <text:p>36,623</text:p>
          </table:table-cell>
          <table:table-cell table:number-columns-repeated="245"/>
        </table:table-row>
        <table:table-row table:style-name="ro2">
          <table:table-cell office:value-type="string">
            <text:p>cast5</text:p>
          </table:table-cell>
          <table:table-cell office:value-type="float" office:value="21023.9598759578">
            <text:p>21,024</text:p>
          </table:table-cell>
          <table:table-cell office:value-type="float" office:value="26481.7878088158">
            <text:p>26,482</text:p>
          </table:table-cell>
          <table:table-cell office:value-type="float" office:value="29277.2077673368">
            <text:p>29,277</text:p>
          </table:table-cell>
          <table:table-cell office:value-type="float" office:value="28299.994463478">
            <text:p>28,300</text:p>
          </table:table-cell>
          <table:table-cell office:value-type="float" office:value="33835.1556978078">
            <text:p>33,835</text:p>
          </table:table-cell>
          <table:table-cell office:value-type="float" office:value="28386.062555924">
            <text:p>28,386</text:p>
          </table:table-cell>
          <table:table-cell/>
          <table:table-cell office:value-type="float" office:value="41704.4780218638">
            <text:p>41,704</text:p>
          </table:table-cell>
          <table:table-cell/>
          <table:table-cell office:value-type="float" office:value="29858.378027312">
            <text:p>29,858</text:p>
          </table:table-cell>
          <table:table-cell table:number-columns-repeated="245"/>
        </table:table-row>
        <table:table-row table:style-name="ro2">
          <table:table-cell office:value-type="string">
            <text:p>cast6</text:p>
          </table:table-cell>
          <table:table-cell/>
          <table:table-cell office:value-type="float" office:value="16559.09939693">
            <text:p>16,559</text:p>
          </table:table-cell>
          <table:table-cell office:value-type="float" office:value="12696.7981033322">
            <text:p>12,697</text:p>
          </table:table-cell>
          <table:table-cell office:value-type="float" office:value="15275.5129161695">
            <text:p>15,276</text:p>
          </table:table-cell>
          <table:table-cell table:number-columns-repeated="5"/>
          <table:table-cell office:value-type="float" office:value="14843.8034721439">
            <text:p>14,844</text:p>
          </table:table-cell>
          <table:table-cell table:number-columns-repeated="245"/>
        </table:table-row>
        <table:table-row table:style-name="ro1">
          <table:table-cell office:value-type="string">
            <text:p>gost</text:p>
          </table:table-cell>
          <table:table-cell/>
          <table:table-cell office:value-type="float" office:value="20668.5879333795">
            <text:p>20,669</text:p>
          </table:table-cell>
          <table:table-cell office:value-type="float" office:value="16788.9287335815">
            <text:p>16,789</text:p>
          </table:table-cell>
          <table:table-cell office:value-type="float" office:value="11352.2792370309">
            <text:p>11,352</text:p>
          </table:table-cell>
          <table:table-cell table:number-columns-repeated="5"/>
          <table:table-cell office:value-type="float" office:value="16269.9319679973">
            <text:p>16,270</text:p>
          </table:table-cell>
          <table:table-cell table:number-columns-repeated="245"/>
        </table:table-row>
        <table:table-row table:style-name="ro1">
          <table:table-cell office:value-type="string">
            <text:p>khazad</text:p>
          </table:table-cell>
          <table:table-cell table:number-columns-repeated="7"/>
          <table:table-cell office:value-type="float" office:value="16772.3815630154">
            <text:p>16,772</text:p>
          </table:table-cell>
          <table:table-cell/>
          <table:table-cell office:value-type="float" office:value="16772.3815630154">
            <text:p>16,772</text:p>
          </table:table-cell>
          <table:table-cell table:number-columns-repeated="245"/>
        </table:table-row>
        <table:table-row table:style-name="ro2">
          <table:table-cell office:value-type="string">
            <text:p>loki97</text:p>
          </table:table-cell>
          <table:table-cell/>
          <table:table-cell office:value-type="float" office:value="11394.8256880671">
            <text:p>11,395</text:p>
          </table:table-cell>
          <table:table-cell table:number-columns-repeated="7"/>
          <table:table-cell office:value-type="float" office:value="11394.8256880671">
            <text:p>11,395</text:p>
          </table:table-cell>
          <table:table-cell table:number-columns-repeated="245"/>
        </table:table-row>
        <table:table-row table:style-name="ro1">
          <table:table-cell office:value-type="string">
            <text:p>noekeon</text:p>
          </table:table-cell>
          <table:table-cell table:number-columns-repeated="7"/>
          <table:table-cell office:value-type="float" office:value="32689.9539770364">
            <text:p>32,690</text:p>
          </table:table-cell>
          <table:table-cell/>
          <table:table-cell office:value-type="float" office:value="32689.9539770364">
            <text:p>32,690</text:p>
          </table:table-cell>
          <table:table-cell table:number-columns-repeated="245"/>
        </table:table-row>
        <table:table-row table:style-name="ro1">
          <table:table-cell office:value-type="string">
            <text:p>rijndael</text:p>
          </table:table-cell>
          <table:table-cell office:value-type="float" office:value="14027.9219627076">
            <text:p>14,028</text:p>
          </table:table-cell>
          <table:table-cell office:value-type="float" office:value="12769.2976444623">
            <text:p>12,769</text:p>
          </table:table-cell>
          <table:table-cell office:value-type="float" office:value="21926.3529148295">
            <text:p>21,926</text:p>
          </table:table-cell>
          <table:table-cell office:value-type="float" office:value="20714.3833269474">
            <text:p>20,714</text:p>
          </table:table-cell>
          <table:table-cell office:value-type="float" office:value="44484.8494690859">
            <text:p>44,485</text:p>
          </table:table-cell>
          <table:table-cell office:value-type="float" office:value="34379.3526489633">
            <text:p>34,379</text:p>
          </table:table-cell>
          <table:table-cell office:value-type="float" office:value="23293.3124752475">
            <text:p>23,293</text:p>
          </table:table-cell>
          <table:table-cell office:value-type="float" office:value="42247.0579863146">
            <text:p>42,247</text:p>
          </table:table-cell>
          <table:table-cell office:value-type="float" office:value="35625.7307873825">
            <text:p>35,626</text:p>
          </table:table-cell>
          <table:table-cell office:value-type="float" office:value="27718.6954684379">
            <text:p>27,719</text:p>
          </table:table-cell>
          <table:table-cell table:number-columns-repeated="245"/>
        </table:table-row>
        <table:table-row table:style-name="ro1">
          <table:table-cell office:value-type="string">
            <text:p>saferplus</text:p>
          </table:table-cell>
          <table:table-cell/>
          <table:table-cell office:value-type="float" office:value="5212.71002403683">
            <text:p>5,213</text:p>
          </table:table-cell>
          <table:table-cell table:number-columns-repeated="5"/>
          <table:table-cell office:value-type="float" office:value="3035.95214754387">
            <text:p>3,036</text:p>
          </table:table-cell>
          <table:table-cell/>
          <table:table-cell office:value-type="float" office:value="4124.33108579035">
            <text:p>4,124</text:p>
          </table:table-cell>
          <table:table-cell table:number-columns-repeated="245"/>
        </table:table-row>
        <table:table-row table:style-name="ro1">
          <table:table-cell office:value-type="string">
            <text:p>serpent</text:p>
          </table:table-cell>
          <table:table-cell office:value-type="float" office:value="5119.06056750996">
            <text:p>5,119</text:p>
          </table:table-cell>
          <table:table-cell office:value-type="float" office:value="9805.82884366824">
            <text:p>9,806</text:p>
          </table:table-cell>
          <table:table-cell office:value-type="float" office:value="7110.3032886486">
            <text:p>7,110</text:p>
          </table:table-cell>
          <table:table-cell office:value-type="float" office:value="11624.223215631">
            <text:p>11,624</text:p>
          </table:table-cell>
          <table:table-cell/>
          <table:table-cell office:value-type="float" office:value="6291.00546544864">
            <text:p>6,291</text:p>
          </table:table-cell>
          <table:table-cell table:number-columns-repeated="2"/>
          <table:table-cell office:value-type="float" office:value="28182.7229068794">
            <text:p>28,183</text:p>
          </table:table-cell>
          <table:table-cell office:value-type="float" office:value="11645.7489201004">
            <text:p>11,646</text:p>
          </table:table-cell>
          <table:table-cell table:number-columns-repeated="245"/>
        </table:table-row>
        <table:table-row table:style-name="ro1">
          <table:table-cell office:value-type="string">
            <text:p>skipjack</text:p>
          </table:table-cell>
          <table:table-cell table:number-columns-repeated="7"/>
          <table:table-cell office:value-type="float" office:value="8984.85128738253">
            <text:p>8,985</text:p>
          </table:table-cell>
          <table:table-cell/>
          <table:table-cell office:value-type="float" office:value="8984.85128738253">
            <text:p>8,985</text:p>
          </table:table-cell>
          <table:table-cell table:number-columns-repeated="245"/>
        </table:table-row>
        <table:table-row table:style-name="ro1">
          <table:table-cell office:value-type="string">
            <text:p>twofish</text:p>
          </table:table-cell>
          <table:table-cell office:value-type="float" office:value="16997.4720299782">
            <text:p>16,997</text:p>
          </table:table-cell>
          <table:table-cell office:value-type="float" office:value="31124.2132413357">
            <text:p>31,124</text:p>
          </table:table-cell>
          <table:table-cell office:value-type="float" office:value="22809.5987128233">
            <text:p>22,810</text:p>
          </table:table-cell>
          <table:table-cell office:value-type="float" office:value="28769.7672602582">
            <text:p>28,770</text:p>
          </table:table-cell>
          <table:table-cell/>
          <table:table-cell office:value-type="float" office:value="23369.5299782342">
            <text:p>23,370</text:p>
          </table:table-cell>
          <table:table-cell/>
          <table:table-cell office:value-type="float" office:value="34082.7090277011">
            <text:p>34,083</text:p>
          </table:table-cell>
          <table:table-cell/>
          <table:table-cell office:value-type="float" office:value="26192.2150417218">
            <text:p>26,192</text:p>
          </table:table-cell>
          <table:table-cell table:number-columns-repeated="245"/>
        </table:table-row>
        <table:table-row table:style-name="ro1">
          <table:table-cell office:value-type="string">
            <text:p>xtea</text:p>
          </table:table-cell>
          <table:table-cell/>
          <table:table-cell office:value-type="float" office:value="21857.7980581846">
            <text:p>21,858</text:p>
          </table:table-cell>
          <table:table-cell office:value-type="float" office:value="23272.202098426">
            <text:p>23,272</text:p>
          </table:table-cell>
          <table:table-cell office:value-type="float" office:value="11062.129789916">
            <text:p>11,062</text:p>
          </table:table-cell>
          <table:table-cell table:number-columns-repeated="3"/>
          <table:table-cell office:value-type="float" office:value="26936.0854458575">
            <text:p>26,936</text:p>
          </table:table-cell>
          <table:table-cell/>
          <table:table-cell office:value-type="float" office:value="20782.053848096">
            <text:p>20,782</text:p>
          </table:table-cell>
          <table:table-cell table:number-columns-repeated="245"/>
        </table:table-row>
        <table:table-row table:style-name="ro1">
          <table:table-cell office:value-type="string">
            <text:p>average</text:p>
          </table:table-cell>
          <table:table-cell table:formula="oooc:=AVERAGE([.B89:.B103])" office:value-type="float" office:value="11260.8572084218">
            <text:p>11,261</text:p>
          </table:table-cell>
          <table:table-cell table:formula="oooc:=AVERAGE([.C89:.C103])" office:value-type="float" office:value="18175.6616857654">
            <text:p>18,176</text:p>
          </table:table-cell>
          <table:table-cell table:formula="oooc:=AVERAGE([.D89:.D103])" office:value-type="float" office:value="19758.6386146224">
            <text:p>19,759</text:p>
          </table:table-cell>
          <table:table-cell table:formula="oooc:=AVERAGE([.E89:.E103])" office:value-type="float" office:value="18051.3910332877">
            <text:p>18,051</text:p>
          </table:table-cell>
          <table:table-cell table:formula="oooc:=AVERAGE([.F89:.F103])" office:value-type="float" office:value="33843.5483799205">
            <text:p>33,844</text:p>
          </table:table-cell>
          <table:table-cell table:formula="oooc:=AVERAGE([.G89:.G103])" office:value-type="float" office:value="20927.779463795">
            <text:p>20,928</text:p>
          </table:table-cell>
          <table:table-cell table:formula="oooc:=AVERAGE([.H89:.H103])" office:value-type="float" office:value="36354.4477809227">
            <text:p>36,354</text:p>
          </table:table-cell>
          <table:table-cell table:formula="oooc:=AVERAGE([.I89:.I103])" office:value-type="float" office:value="26543.613550566">
            <text:p>26,544</text:p>
          </table:table-cell>
          <table:table-cell table:formula="oooc:=AVERAGE([.J89:.J103])" office:value-type="float" office:value="31904.2268471309">
            <text:p>31,904</text:p>
          </table:table-cell>
          <table:table-cell table:number-columns-repeated="246"/>
        </table:table-row>
        <table:table-row table:style-name="ro2">
          <table:table-cell office:value-type="string">
            <text:p>min</text:p>
          </table:table-cell>
          <table:table-cell table:formula="oooc:=MIN([.B89:.B103])" office:value-type="float" office:value="3803.59791017952">
            <text:p>3,804</text:p>
          </table:table-cell>
          <table:table-cell table:formula="oooc:=MIN([.C89:.C103])" office:value-type="float" office:value="3460.97612910665">
            <text:p>3,461</text:p>
          </table:table-cell>
          <table:table-cell table:formula="oooc:=MIN([.D89:.D103])" office:value-type="float" office:value="6295.76465921562">
            <text:p>6,296</text:p>
          </table:table-cell>
          <table:table-cell table:formula="oooc:=MIN([.E89:.E103])" office:value-type="float" office:value="4336.31589494547">
            <text:p>4,336</text:p>
          </table:table-cell>
          <table:table-cell table:formula="oooc:=MIN([.F89:.F103])" office:value-type="float" office:value="11878.4425007114">
            <text:p>11,878</text:p>
          </table:table-cell>
          <table:table-cell table:formula="oooc:=MIN([.G89:.G103])" office:value-type="float" office:value="2433.95789171147">
            <text:p>2,434</text:p>
          </table:table-cell>
          <table:table-cell table:formula="oooc:=MIN([.H89:.H103])" office:value-type="float" office:value="23293.3124752475">
            <text:p>23,293</text:p>
          </table:table-cell>
          <table:table-cell table:formula="oooc:=MIN([.I89:.I103])" office:value-type="float" office:value="3035.95214754387">
            <text:p>3,036</text:p>
          </table:table-cell>
          <table:table-cell table:formula="oooc:=MIN([.J89:.J103])" office:value-type="float" office:value="28182.7229068794">
            <text:p>28,183</text:p>
          </table:table-cell>
          <table:table-cell table:number-columns-repeated="246"/>
        </table:table-row>
        <table:table-row table:style-name="ro2">
          <table:table-cell office:value-type="string">
            <text:p>max</text:p>
          </table:table-cell>
          <table:table-cell table:formula="oooc:=MAX([.B89:.B103])" office:value-type="float" office:value="21023.9598759578">
            <text:p>21,024</text:p>
          </table:table-cell>
          <table:table-cell table:formula="oooc:=MAX([.C89:.C103])" office:value-type="float" office:value="40597.1537754326">
            <text:p>40,597</text:p>
          </table:table-cell>
          <table:table-cell table:formula="oooc:=MAX([.D89:.D103])" office:value-type="float" office:value="37650.5912534079">
            <text:p>37,651</text:p>
          </table:table-cell>
          <table:table-cell table:formula="oooc:=MAX([.E89:.E103])" office:value-type="float" office:value="31027.913195213">
            <text:p>31,028</text:p>
          </table:table-cell>
          <table:table-cell table:formula="oooc:=MAX([.F89:.F103])" office:value-type="float" office:value="45175.7458520768">
            <text:p>45,176</text:p>
          </table:table-cell>
          <table:table-cell table:formula="oooc:=MAX([.G89:.G103])" office:value-type="float" office:value="34379.3526489633">
            <text:p>34,379</text:p>
          </table:table-cell>
          <table:table-cell table:formula="oooc:=MAX([.H89:.H103])" office:value-type="float" office:value="49415.5830865978">
            <text:p>49,416</text:p>
          </table:table-cell>
          <table:table-cell table:formula="oooc:=MAX([.I89:.I103])" office:value-type="float" office:value="51821.0842174997">
            <text:p>51,821</text:p>
          </table:table-cell>
          <table:table-cell table:formula="oooc:=MAX([.J89:.J103])" office:value-type="float" office:value="35625.7307873825">
            <text:p>35,626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p4-3200-ubuntu-hardy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5"/>
        </table:table-row>
        <table:table-row table:style-name="ro2">
          <table:table-cell office:value-type="string">
            <text:p>3des</text:p>
          </table:table-cell>
          <table:table-cell office:value-type="float" office:value="7211.42966039816">
            <text:p>7,211</text:p>
          </table:table-cell>
          <table:table-cell office:value-type="float" office:value="3467.53666782016">
            <text:p>3,468</text:p>
          </table:table-cell>
          <table:table-cell office:value-type="float" office:value="6006.62408838438">
            <text:p>6,007</text:p>
          </table:table-cell>
          <table:table-cell office:value-type="float" office:value="3304.36960728925">
            <text:p>3,304</text:p>
          </table:table-cell>
          <table:table-cell office:value-type="float" office:value="11706.6839261766">
            <text:p>11,707</text:p>
          </table:table-cell>
          <table:table-cell office:value-type="float" office:value="2438.32155393618">
            <text:p>2,438</text:p>
          </table:table-cell>
          <table:table-cell/>
          <table:table-cell office:value-type="float" office:value="7438.54928861623">
            <text:p>7,439</text:p>
          </table:table-cell>
          <table:table-cell/>
          <table:table-cell office:value-type="float" office:value="5939.073541803">
            <text:p>5,939</text:p>
          </table:table-cell>
          <table:table-cell table:number-columns-repeated="245"/>
        </table:table-row>
        <table:table-row table:style-name="ro1">
          <table:table-cell office:value-type="string">
            <text:p>anubis</text:p>
          </table:table-cell>
          <table:table-cell table:number-columns-repeated="7"/>
          <table:table-cell office:value-type="float" office:value="33365.0130452782">
            <text:p>33,365</text:p>
          </table:table-cell>
          <table:table-cell/>
          <table:table-cell office:value-type="float" office:value="33365.0130452782">
            <text:p>33,365</text:p>
          </table:table-cell>
          <table:table-cell table:number-columns-repeated="245"/>
        </table:table-row>
        <table:table-row table:style-name="ro1">
          <table:table-cell office:value-type="string">
            <text:p>blowfish</text:p>
          </table:table-cell>
          <table:table-cell office:value-type="float" office:value="7018.03391786743">
            <text:p>7,018</text:p>
          </table:table-cell>
          <table:table-cell office:value-type="float" office:value="40553.5258326093">
            <text:p>40,554</text:p>
          </table:table-cell>
          <table:table-cell office:value-type="float" office:value="38999.8506262836">
            <text:p>39,000</text:p>
          </table:table-cell>
          <table:table-cell office:value-type="float" office:value="41518.2517744399">
            <text:p>41,518</text:p>
          </table:table-cell>
          <table:table-cell office:value-type="float" office:value="45198.3667625773">
            <text:p>45,198</text:p>
          </table:table-cell>
          <table:table-cell office:value-type="float" office:value="30706.2884550299">
            <text:p>30,706</text:p>
          </table:table-cell>
          <table:table-cell office:value-type="float" office:value="49537.9586936942">
            <text:p>49,538</text:p>
          </table:table-cell>
          <table:table-cell office:value-type="float" office:value="52339.8265311765">
            <text:p>52,340</text:p>
          </table:table-cell>
          <table:table-cell/>
          <table:table-cell office:value-type="float" office:value="38234.0128242098">
            <text:p>38,234</text:p>
          </table:table-cell>
          <table:table-cell table:number-columns-repeated="245"/>
        </table:table-row>
        <table:table-row table:style-name="ro2">
          <table:table-cell office:value-type="string">
            <text:p>cast5</text:p>
          </table:table-cell>
          <table:table-cell office:value-type="float" office:value="19975.365806331">
            <text:p>19,975</text:p>
          </table:table-cell>
          <table:table-cell office:value-type="float" office:value="26500.5876482301">
            <text:p>26,501</text:p>
          </table:table-cell>
          <table:table-cell office:value-type="float" office:value="26803.6269627214">
            <text:p>26,804</text:p>
          </table:table-cell>
          <table:table-cell office:value-type="float" office:value="33930.4993673045">
            <text:p>33,930</text:p>
          </table:table-cell>
          <table:table-cell office:value-type="float" office:value="33164.880234875">
            <text:p>33,165</text:p>
          </table:table-cell>
          <table:table-cell office:value-type="float" office:value="28388.5781947318">
            <text:p>28,389</text:p>
          </table:table-cell>
          <table:table-cell/>
          <table:table-cell office:value-type="float" office:value="42411.3665861071">
            <text:p>42,411</text:p>
          </table:table-cell>
          <table:table-cell/>
          <table:table-cell office:value-type="float" office:value="30167.8435429001">
            <text:p>30,168</text:p>
          </table:table-cell>
          <table:table-cell table:number-columns-repeated="245"/>
        </table:table-row>
        <table:table-row table:style-name="ro2">
          <table:table-cell office:value-type="string">
            <text:p>cast6</text:p>
          </table:table-cell>
          <table:table-cell/>
          <table:table-cell office:value-type="float" office:value="16657.671283501">
            <text:p>16,658</text:p>
          </table:table-cell>
          <table:table-cell office:value-type="float" office:value="12546.2100844443">
            <text:p>12,546</text:p>
          </table:table-cell>
          <table:table-cell office:value-type="float" office:value="25978.8994342764">
            <text:p>25,979</text:p>
          </table:table-cell>
          <table:table-cell table:number-columns-repeated="5"/>
          <table:table-cell office:value-type="float" office:value="18394.2602674073">
            <text:p>18,394</text:p>
          </table:table-cell>
          <table:table-cell table:number-columns-repeated="245"/>
        </table:table-row>
        <table:table-row table:style-name="ro1">
          <table:table-cell office:value-type="string">
            <text:p>gost</text:p>
          </table:table-cell>
          <table:table-cell/>
          <table:table-cell office:value-type="float" office:value="20690.6320879596">
            <text:p>20,691</text:p>
          </table:table-cell>
          <table:table-cell office:value-type="float" office:value="18608.8101070007">
            <text:p>18,609</text:p>
          </table:table-cell>
          <table:table-cell office:value-type="float" office:value="24763.3735427155">
            <text:p>24,763</text:p>
          </table:table-cell>
          <table:table-cell table:number-columns-repeated="5"/>
          <table:table-cell office:value-type="float" office:value="21354.2719125586">
            <text:p>21,354</text:p>
          </table:table-cell>
          <table:table-cell table:number-columns-repeated="245"/>
        </table:table-row>
        <table:table-row table:style-name="ro1">
          <table:table-cell office:value-type="string">
            <text:p>khazad</text:p>
          </table:table-cell>
          <table:table-cell table:number-columns-repeated="7"/>
          <table:table-cell office:value-type="float" office:value="9451.09859221881">
            <text:p>9,451</text:p>
          </table:table-cell>
          <table:table-cell/>
          <table:table-cell office:value-type="float" office:value="9451.09859221881">
            <text:p>9,451</text:p>
          </table:table-cell>
          <table:table-cell table:number-columns-repeated="245"/>
        </table:table-row>
        <table:table-row table:style-name="ro2">
          <table:table-cell office:value-type="string">
            <text:p>loki97</text:p>
          </table:table-cell>
          <table:table-cell/>
          <table:table-cell office:value-type="float" office:value="11229.7276957092">
            <text:p>11,230</text:p>
          </table:table-cell>
          <table:table-cell table:number-columns-repeated="7"/>
          <table:table-cell office:value-type="float" office:value="11229.7276957092">
            <text:p>11,230</text:p>
          </table:table-cell>
          <table:table-cell table:number-columns-repeated="245"/>
        </table:table-row>
        <table:table-row table:style-name="ro1">
          <table:table-cell office:value-type="string">
            <text:p>noekeon</text:p>
          </table:table-cell>
          <table:table-cell table:number-columns-repeated="7"/>
          <table:table-cell office:value-type="float" office:value="36248.9854765008">
            <text:p>36,249</text:p>
          </table:table-cell>
          <table:table-cell/>
          <table:table-cell office:value-type="float" office:value="36248.9854765008">
            <text:p>36,249</text:p>
          </table:table-cell>
          <table:table-cell table:number-columns-repeated="245"/>
        </table:table-row>
        <table:table-row table:style-name="ro1">
          <table:table-cell office:value-type="string">
            <text:p>rijndael</text:p>
          </table:table-cell>
          <table:table-cell office:value-type="float" office:value="14125.4806579005">
            <text:p>14,125</text:p>
          </table:table-cell>
          <table:table-cell office:value-type="float" office:value="12767.2824619343">
            <text:p>12,767</text:p>
          </table:table-cell>
          <table:table-cell office:value-type="float" office:value="24724.6064425162">
            <text:p>24,725</text:p>
          </table:table-cell>
          <table:table-cell office:value-type="float" office:value="25393.1339104669">
            <text:p>25,393</text:p>
          </table:table-cell>
          <table:table-cell office:value-type="float" office:value="44901.3585257061">
            <text:p>44,901</text:p>
          </table:table-cell>
          <table:table-cell office:value-type="float" office:value="23686.7700605048">
            <text:p>23,687</text:p>
          </table:table-cell>
          <table:table-cell office:value-type="float" office:value="23285.0237961195">
            <text:p>23,285</text:p>
          </table:table-cell>
          <table:table-cell office:value-type="float" office:value="42193.167640212">
            <text:p>42,193</text:p>
          </table:table-cell>
          <table:table-cell office:value-type="float" office:value="37219.2993332381">
            <text:p>37,219</text:p>
          </table:table-cell>
          <table:table-cell office:value-type="float" office:value="27588.4580920665">
            <text:p>27,588</text:p>
          </table:table-cell>
          <table:table-cell table:number-columns-repeated="245"/>
        </table:table-row>
        <table:table-row table:style-name="ro1">
          <table:table-cell office:value-type="string">
            <text:p>saferplus</text:p>
          </table:table-cell>
          <table:table-cell/>
          <table:table-cell office:value-type="float" office:value="5213.07592266425">
            <text:p>5,213</text:p>
          </table:table-cell>
          <table:table-cell table:number-columns-repeated="5"/>
          <table:table-cell office:value-type="float" office:value="3569.99284221744">
            <text:p>3,570</text:p>
          </table:table-cell>
          <table:table-cell/>
          <table:table-cell office:value-type="float" office:value="4391.53438244085">
            <text:p>4,392</text:p>
          </table:table-cell>
          <table:table-cell table:number-columns-repeated="245"/>
        </table:table-row>
        <table:table-row table:style-name="ro1">
          <table:table-cell office:value-type="string">
            <text:p>serpent</text:p>
          </table:table-cell>
          <table:table-cell office:value-type="float" office:value="6490.03489554647">
            <text:p>6,490</text:p>
          </table:table-cell>
          <table:table-cell office:value-type="float" office:value="9746.62395676058">
            <text:p>9,747</text:p>
          </table:table-cell>
          <table:table-cell office:value-type="float" office:value="11685.2574074102">
            <text:p>11,685</text:p>
          </table:table-cell>
          <table:table-cell office:value-type="float" office:value="17846.7991403881">
            <text:p>17,847</text:p>
          </table:table-cell>
          <table:table-cell/>
          <table:table-cell office:value-type="float" office:value="6296.28832625571">
            <text:p>6,296</text:p>
          </table:table-cell>
          <table:table-cell table:number-columns-repeated="2"/>
          <table:table-cell office:value-type="float" office:value="26934.7591253348">
            <text:p>26,935</text:p>
          </table:table-cell>
          <table:table-cell office:value-type="float" office:value="13390.8277295718">
            <text:p>13,391</text:p>
          </table:table-cell>
          <table:table-cell table:number-columns-repeated="245"/>
        </table:table-row>
        <table:table-row table:style-name="ro1">
          <table:table-cell office:value-type="string">
            <text:p>skipjack</text:p>
          </table:table-cell>
          <table:table-cell table:number-columns-repeated="7"/>
          <table:table-cell office:value-type="float" office:value="10473.8316398025">
            <text:p>10,474</text:p>
          </table:table-cell>
          <table:table-cell/>
          <table:table-cell office:value-type="float" office:value="10473.8316398025">
            <text:p>10,474</text:p>
          </table:table-cell>
          <table:table-cell table:number-columns-repeated="245"/>
        </table:table-row>
        <table:table-row table:style-name="ro1">
          <table:table-cell office:value-type="string">
            <text:p>twofish</text:p>
          </table:table-cell>
          <table:table-cell office:value-type="float" office:value="18333.3278485609">
            <text:p>18,333</text:p>
          </table:table-cell>
          <table:table-cell office:value-type="float" office:value="31194.2434452166">
            <text:p>31,194</text:p>
          </table:table-cell>
          <table:table-cell office:value-type="float" office:value="21810.9289539896">
            <text:p>21,811</text:p>
          </table:table-cell>
          <table:table-cell office:value-type="float" office:value="28927.3582381906">
            <text:p>28,927</text:p>
          </table:table-cell>
          <table:table-cell/>
          <table:table-cell office:value-type="float" office:value="23448.2050155076">
            <text:p>23,448</text:p>
          </table:table-cell>
          <table:table-cell/>
          <table:table-cell office:value-type="float" office:value="48909.5774430622">
            <text:p>48,910</text:p>
          </table:table-cell>
          <table:table-cell/>
          <table:table-cell office:value-type="float" office:value="28770.6068240879">
            <text:p>28,771</text:p>
          </table:table-cell>
          <table:table-cell table:number-columns-repeated="245"/>
        </table:table-row>
        <table:table-row table:style-name="ro1">
          <table:table-cell office:value-type="string">
            <text:p>xtea</text:p>
          </table:table-cell>
          <table:table-cell/>
          <table:table-cell office:value-type="float" office:value="21906.8534984291">
            <text:p>21,907</text:p>
          </table:table-cell>
          <table:table-cell office:value-type="float" office:value="22522.6059169692">
            <text:p>22,523</text:p>
          </table:table-cell>
          <table:table-cell office:value-type="float" office:value="17846.5374717295">
            <text:p>17,847</text:p>
          </table:table-cell>
          <table:table-cell table:number-columns-repeated="3"/>
          <table:table-cell office:value-type="float" office:value="26845.3719238918">
            <text:p>26,845</text:p>
          </table:table-cell>
          <table:table-cell/>
          <table:table-cell office:value-type="float" office:value="22280.3422027549">
            <text:p>22,280</text:p>
          </table:table-cell>
          <table:table-cell table:number-columns-repeated="245"/>
        </table:table-row>
        <table:table-row table:style-name="ro1">
          <table:table-cell office:value-type="string">
            <text:p>average</text:p>
          </table:table-cell>
          <table:table-cell table:formula="oooc:=AVERAGE([.B109:.B123])" office:value-type="float" office:value="12192.2787977674">
            <text:p>12,192</text:p>
          </table:table-cell>
          <table:table-cell table:formula="oooc:=AVERAGE([.C109:.C123])" office:value-type="float" office:value="18175.2509546213">
            <text:p>18,175</text:p>
          </table:table-cell>
          <table:table-cell table:formula="oooc:=AVERAGE([.D109:.D123])" office:value-type="float" office:value="20412.0578433022">
            <text:p>20,412</text:p>
          </table:table-cell>
          <table:table-cell table:formula="oooc:=AVERAGE([.E109:.E123])" office:value-type="float" office:value="24389.9136096445">
            <text:p>24,390</text:p>
          </table:table-cell>
          <table:table-cell table:formula="oooc:=AVERAGE([.F109:.F123])" office:value-type="float" office:value="33742.8223623338">
            <text:p>33,743</text:p>
          </table:table-cell>
          <table:table-cell table:formula="oooc:=AVERAGE([.G109:.G123])" office:value-type="float" office:value="19160.7419343277">
            <text:p>19,161</text:p>
          </table:table-cell>
          <table:table-cell table:formula="oooc:=AVERAGE([.H109:.H123])" office:value-type="float" office:value="36411.4912449068">
            <text:p>36,411</text:p>
          </table:table-cell>
          <table:table-cell table:formula="oooc:=AVERAGE([.I109:.I123])" office:value-type="float" office:value="28476.9800917349">
            <text:p>28,477</text:p>
          </table:table-cell>
          <table:table-cell table:formula="oooc:=AVERAGE([.J109:.J123])" office:value-type="float" office:value="32077.0292292864">
            <text:p>32,077</text:p>
          </table:table-cell>
          <table:table-cell table:number-columns-repeated="246"/>
        </table:table-row>
        <table:table-row table:style-name="ro2">
          <table:table-cell office:value-type="string">
            <text:p>min</text:p>
          </table:table-cell>
          <table:table-cell table:formula="oooc:=MIN([.B109:.B123])" office:value-type="float" office:value="6490.03489554647">
            <text:p>6,490</text:p>
          </table:table-cell>
          <table:table-cell table:formula="oooc:=MIN([.C109:.C123])" office:value-type="float" office:value="3467.53666782016">
            <text:p>3,468</text:p>
          </table:table-cell>
          <table:table-cell table:formula="oooc:=MIN([.D109:.D123])" office:value-type="float" office:value="6006.62408838438">
            <text:p>6,007</text:p>
          </table:table-cell>
          <table:table-cell table:formula="oooc:=MIN([.E109:.E123])" office:value-type="float" office:value="3304.36960728925">
            <text:p>3,304</text:p>
          </table:table-cell>
          <table:table-cell table:formula="oooc:=MIN([.F109:.F123])" office:value-type="float" office:value="11706.6839261766">
            <text:p>11,707</text:p>
          </table:table-cell>
          <table:table-cell table:formula="oooc:=MIN([.G109:.G123])" office:value-type="float" office:value="2438.32155393618">
            <text:p>2,438</text:p>
          </table:table-cell>
          <table:table-cell table:formula="oooc:=MIN([.H109:.H123])" office:value-type="float" office:value="23285.0237961195">
            <text:p>23,285</text:p>
          </table:table-cell>
          <table:table-cell table:formula="oooc:=MIN([.I109:.I123])" office:value-type="float" office:value="3569.99284221744">
            <text:p>3,570</text:p>
          </table:table-cell>
          <table:table-cell table:formula="oooc:=MIN([.J109:.J123])" office:value-type="float" office:value="26934.7591253348">
            <text:p>26,935</text:p>
          </table:table-cell>
          <table:table-cell table:number-columns-repeated="246"/>
        </table:table-row>
        <table:table-row table:style-name="ro2">
          <table:table-cell office:value-type="string">
            <text:p>max</text:p>
          </table:table-cell>
          <table:table-cell table:formula="oooc:=MAX([.B109:.B123])" office:value-type="float" office:value="19975.365806331">
            <text:p>19,975</text:p>
          </table:table-cell>
          <table:table-cell table:formula="oooc:=MAX([.C109:.C123])" office:value-type="float" office:value="40553.5258326093">
            <text:p>40,554</text:p>
          </table:table-cell>
          <table:table-cell table:formula="oooc:=MAX([.D109:.D123])" office:value-type="float" office:value="38999.8506262836">
            <text:p>39,000</text:p>
          </table:table-cell>
          <table:table-cell table:formula="oooc:=MAX([.E109:.E123])" office:value-type="float" office:value="41518.2517744399">
            <text:p>41,518</text:p>
          </table:table-cell>
          <table:table-cell table:formula="oooc:=MAX([.F109:.F123])" office:value-type="float" office:value="45198.3667625773">
            <text:p>45,198</text:p>
          </table:table-cell>
          <table:table-cell table:formula="oooc:=MAX([.G109:.G123])" office:value-type="float" office:value="30706.2884550299">
            <text:p>30,706</text:p>
          </table:table-cell>
          <table:table-cell table:formula="oooc:=MAX([.H109:.H123])" office:value-type="float" office:value="49537.9586936942">
            <text:p>49,538</text:p>
          </table:table-cell>
          <table:table-cell table:formula="oooc:=MAX([.I109:.I123])" office:value-type="float" office:value="52339.8265311765">
            <text:p>52,340</text:p>
          </table:table-cell>
          <table:table-cell table:formula="oooc:=MAX([.J109:.J123])" office:value-type="float" office:value="37219.2993332381">
            <text:p>37,219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p4-3200-fedora8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5"/>
        </table:table-row>
        <table:table-row table:style-name="ro2">
          <table:table-cell office:value-type="string">
            <text:p>3des</text:p>
          </table:table-cell>
          <table:table-cell office:value-type="float" office:value="2246.22953401965">
            <text:p>2,246</text:p>
          </table:table-cell>
          <table:table-cell office:value-type="float" office:value="3337.1125816819">
            <text:p>3,337</text:p>
          </table:table-cell>
          <table:table-cell office:value-type="float" office:value="7311.2042723192">
            <text:p>7,311</text:p>
          </table:table-cell>
          <table:table-cell office:value-type="float" office:value="7240.75617646913">
            <text:p>7,241</text:p>
          </table:table-cell>
          <table:table-cell office:value-type="float" office:value="11973.7974854691">
            <text:p>11,974</text:p>
          </table:table-cell>
          <table:table-cell office:value-type="float" office:value="3867.73495700443">
            <text:p>3,868</text:p>
          </table:table-cell>
          <table:table-cell/>
          <table:table-cell office:value-type="float" office:value="3792.22316392979">
            <text:p>3,792</text:p>
          </table:table-cell>
          <table:table-cell/>
          <table:table-cell office:value-type="float" office:value="5681.29402441332">
            <text:p>5,681</text:p>
          </table:table-cell>
          <table:table-cell table:number-columns-repeated="245"/>
        </table:table-row>
        <table:table-row table:style-name="ro1">
          <table:table-cell office:value-type="string">
            <text:p>anubis</text:p>
          </table:table-cell>
          <table:table-cell table:number-columns-repeated="7"/>
          <table:table-cell office:value-type="float" office:value="17208.7579417687">
            <text:p>17,209</text:p>
          </table:table-cell>
          <table:table-cell/>
          <table:table-cell office:value-type="float" office:value="17208.7579417687">
            <text:p>17,209</text:p>
          </table:table-cell>
          <table:table-cell table:number-columns-repeated="245"/>
        </table:table-row>
        <table:table-row table:style-name="ro1">
          <table:table-cell office:value-type="string">
            <text:p>blowfish</text:p>
          </table:table-cell>
          <table:table-cell office:value-type="float" office:value="6405.56461807708">
            <text:p>6,406</text:p>
          </table:table-cell>
          <table:table-cell office:value-type="float" office:value="41066.2598740753">
            <text:p>41,066</text:p>
          </table:table-cell>
          <table:table-cell office:value-type="float" office:value="33261.7366602205">
            <text:p>33,262</text:p>
          </table:table-cell>
          <table:table-cell office:value-type="float" office:value="34668.0073703304">
            <text:p>34,668</text:p>
          </table:table-cell>
          <table:table-cell office:value-type="float" office:value="45252.6344253197">
            <text:p>45,253</text:p>
          </table:table-cell>
          <table:table-cell office:value-type="float" office:value="43516.8818246536">
            <text:p>43,517</text:p>
          </table:table-cell>
          <table:table-cell office:value-type="float" office:value="45177.3173277677">
            <text:p>45,177</text:p>
          </table:table-cell>
          <table:table-cell office:value-type="float" office:value="47499.4049422245">
            <text:p>47,499</text:p>
          </table:table-cell>
          <table:table-cell/>
          <table:table-cell office:value-type="float" office:value="37105.9758803336">
            <text:p>37,106</text:p>
          </table:table-cell>
          <table:table-cell table:number-columns-repeated="245"/>
        </table:table-row>
        <table:table-row table:style-name="ro2">
          <table:table-cell office:value-type="string">
            <text:p>cast5</text:p>
          </table:table-cell>
          <table:table-cell office:value-type="float" office:value="20411.8360179074">
            <text:p>20,412</text:p>
          </table:table-cell>
          <table:table-cell office:value-type="float" office:value="35220.023943896">
            <text:p>35,220</text:p>
          </table:table-cell>
          <table:table-cell office:value-type="float" office:value="35071.0852437013">
            <text:p>35,071</text:p>
          </table:table-cell>
          <table:table-cell office:value-type="float" office:value="30393.3920453775">
            <text:p>30,393</text:p>
          </table:table-cell>
          <table:table-cell office:value-type="float" office:value="28800.6237689151">
            <text:p>28,801</text:p>
          </table:table-cell>
          <table:table-cell office:value-type="float" office:value="40331.3182559653">
            <text:p>40,331</text:p>
          </table:table-cell>
          <table:table-cell/>
          <table:table-cell office:value-type="float" office:value="26615.196215646">
            <text:p>26,615</text:p>
          </table:table-cell>
          <table:table-cell/>
          <table:table-cell office:value-type="float" office:value="30977.6393559155">
            <text:p>30,978</text:p>
          </table:table-cell>
          <table:table-cell table:number-columns-repeated="245"/>
        </table:table-row>
        <table:table-row table:style-name="ro2">
          <table:table-cell office:value-type="string">
            <text:p>cast6</text:p>
          </table:table-cell>
          <table:table-cell/>
          <table:table-cell office:value-type="float" office:value="14773.9666801853">
            <text:p>14,774</text:p>
          </table:table-cell>
          <table:table-cell office:value-type="float" office:value="12541.2186060318">
            <text:p>12,541</text:p>
          </table:table-cell>
          <table:table-cell office:value-type="float" office:value="21595.6601465104">
            <text:p>21,596</text:p>
          </table:table-cell>
          <table:table-cell table:number-columns-repeated="5"/>
          <table:table-cell office:value-type="float" office:value="16303.6151442425">
            <text:p>16,304</text:p>
          </table:table-cell>
          <table:table-cell table:number-columns-repeated="245"/>
        </table:table-row>
        <table:table-row table:style-name="ro1">
          <table:table-cell office:value-type="string">
            <text:p>gost</text:p>
          </table:table-cell>
          <table:table-cell/>
          <table:table-cell office:value-type="float" office:value="15387.0830098288">
            <text:p>15,387</text:p>
          </table:table-cell>
          <table:table-cell office:value-type="float" office:value="20854.3406612222">
            <text:p>20,854</text:p>
          </table:table-cell>
          <table:table-cell office:value-type="float" office:value="20531.6847713249">
            <text:p>20,532</text:p>
          </table:table-cell>
          <table:table-cell table:number-columns-repeated="5"/>
          <table:table-cell office:value-type="float" office:value="18924.369480792">
            <text:p>18,924</text:p>
          </table:table-cell>
          <table:table-cell table:number-columns-repeated="245"/>
        </table:table-row>
        <table:table-row table:style-name="ro1">
          <table:table-cell office:value-type="string">
            <text:p>khazad</text:p>
          </table:table-cell>
          <table:table-cell table:number-columns-repeated="7"/>
          <table:table-cell office:value-type="float" office:value="12804.8190445159">
            <text:p>12,805</text:p>
          </table:table-cell>
          <table:table-cell/>
          <table:table-cell office:value-type="float" office:value="12804.8190445159">
            <text:p>12,805</text:p>
          </table:table-cell>
          <table:table-cell table:number-columns-repeated="245"/>
        </table:table-row>
        <table:table-row table:style-name="ro2">
          <table:table-cell office:value-type="string">
            <text:p>loki97</text:p>
          </table:table-cell>
          <table:table-cell/>
          <table:table-cell office:value-type="float" office:value="8853.68294205425">
            <text:p>8,854</text:p>
          </table:table-cell>
          <table:table-cell table:number-columns-repeated="7"/>
          <table:table-cell office:value-type="float" office:value="8853.68294205425">
            <text:p>8,854</text:p>
          </table:table-cell>
          <table:table-cell table:number-columns-repeated="245"/>
        </table:table-row>
        <table:table-row table:style-name="ro1">
          <table:table-cell office:value-type="string">
            <text:p>noekeon</text:p>
          </table:table-cell>
          <table:table-cell table:number-columns-repeated="7"/>
          <table:table-cell office:value-type="float" office:value="31768.717839624">
            <text:p>31,769</text:p>
          </table:table-cell>
          <table:table-cell/>
          <table:table-cell office:value-type="float" office:value="31768.717839624">
            <text:p>31,769</text:p>
          </table:table-cell>
          <table:table-cell table:number-columns-repeated="245"/>
        </table:table-row>
        <table:table-row table:style-name="ro1">
          <table:table-cell office:value-type="string">
            <text:p>rijndael</text:p>
          </table:table-cell>
          <table:table-cell office:value-type="float" office:value="14363.185169748">
            <text:p>14,363</text:p>
          </table:table-cell>
          <table:table-cell office:value-type="float" office:value="10217.166287979">
            <text:p>10,217</text:p>
          </table:table-cell>
          <table:table-cell office:value-type="float" office:value="26187.8882944292">
            <text:p>26,188</text:p>
          </table:table-cell>
          <table:table-cell office:value-type="float" office:value="19391.9087859956">
            <text:p>19,392</text:p>
          </table:table-cell>
          <table:table-cell office:value-type="float" office:value="42874.4260945603">
            <text:p>42,874</text:p>
          </table:table-cell>
          <table:table-cell office:value-type="float" office:value="34541.0497786202">
            <text:p>34,541</text:p>
          </table:table-cell>
          <table:table-cell office:value-type="float" office:value="20742.0574024995">
            <text:p>20,742</text:p>
          </table:table-cell>
          <table:table-cell office:value-type="float" office:value="24741.7026044845">
            <text:p>24,742</text:p>
          </table:table-cell>
          <table:table-cell office:value-type="float" office:value="33572.7673556447">
            <text:p>33,573</text:p>
          </table:table-cell>
          <table:table-cell office:value-type="float" office:value="25181.3501971068">
            <text:p>25,181</text:p>
          </table:table-cell>
          <table:table-cell table:number-columns-repeated="245"/>
        </table:table-row>
        <table:table-row table:style-name="ro1">
          <table:table-cell office:value-type="string">
            <text:p>saferplus</text:p>
          </table:table-cell>
          <table:table-cell/>
          <table:table-cell office:value-type="float" office:value="4413.27808687228">
            <text:p>4,413</text:p>
          </table:table-cell>
          <table:table-cell table:number-columns-repeated="5"/>
          <table:table-cell office:value-type="float" office:value="3050.86897319474">
            <text:p>3,051</text:p>
          </table:table-cell>
          <table:table-cell/>
          <table:table-cell office:value-type="float" office:value="3732.07353003351">
            <text:p>3,732</text:p>
          </table:table-cell>
          <table:table-cell table:number-columns-repeated="245"/>
        </table:table-row>
        <table:table-row table:style-name="ro1">
          <table:table-cell office:value-type="string">
            <text:p>serpent</text:p>
          </table:table-cell>
          <table:table-cell office:value-type="float" office:value="6464.83787710335">
            <text:p>6,465</text:p>
          </table:table-cell>
          <table:table-cell office:value-type="float" office:value="5465.34038810249">
            <text:p>5,465</text:p>
          </table:table-cell>
          <table:table-cell office:value-type="float" office:value="30300.1879570481">
            <text:p>30,300</text:p>
          </table:table-cell>
          <table:table-cell office:value-type="float" office:value="7968.28231929416">
            <text:p>7,968</text:p>
          </table:table-cell>
          <table:table-cell/>
          <table:table-cell office:value-type="float" office:value="7540.52522061726">
            <text:p>7,541</text:p>
          </table:table-cell>
          <table:table-cell table:number-columns-repeated="2"/>
          <table:table-cell office:value-type="float" office:value="24502.5836389973">
            <text:p>24,503</text:p>
          </table:table-cell>
          <table:table-cell office:value-type="float" office:value="13183.0268789954">
            <text:p>13,183</text:p>
          </table:table-cell>
          <table:table-cell table:number-columns-repeated="245"/>
        </table:table-row>
        <table:table-row table:style-name="ro1">
          <table:table-cell office:value-type="string">
            <text:p>skipjack</text:p>
          </table:table-cell>
          <table:table-cell table:number-columns-repeated="7"/>
          <table:table-cell office:value-type="float" office:value="4822.98304855401">
            <text:p>4,823</text:p>
          </table:table-cell>
          <table:table-cell/>
          <table:table-cell office:value-type="float" office:value="4822.98304855401">
            <text:p>4,823</text:p>
          </table:table-cell>
          <table:table-cell table:number-columns-repeated="245"/>
        </table:table-row>
        <table:table-row table:style-name="ro1">
          <table:table-cell office:value-type="string">
            <text:p>twofish</text:p>
          </table:table-cell>
          <table:table-cell office:value-type="float" office:value="16945.607701595">
            <text:p>16,946</text:p>
          </table:table-cell>
          <table:table-cell office:value-type="float" office:value="32130.5037422863">
            <text:p>32,131</text:p>
          </table:table-cell>
          <table:table-cell office:value-type="float" office:value="24744.4643847139">
            <text:p>24,744</text:p>
          </table:table-cell>
          <table:table-cell office:value-type="float" office:value="17506.7529270492">
            <text:p>17,507</text:p>
          </table:table-cell>
          <table:table-cell/>
          <table:table-cell office:value-type="float" office:value="20930.7592109468">
            <text:p>20,931</text:p>
          </table:table-cell>
          <table:table-cell/>
          <table:table-cell office:value-type="float" office:value="34808.3199273229">
            <text:p>34,808</text:p>
          </table:table-cell>
          <table:table-cell/>
          <table:table-cell office:value-type="float" office:value="24511.067982319">
            <text:p>24,511</text:p>
          </table:table-cell>
          <table:table-cell table:number-columns-repeated="245"/>
        </table:table-row>
        <table:table-row table:style-name="ro1">
          <table:table-cell office:value-type="string">
            <text:p>xtea</text:p>
          </table:table-cell>
          <table:table-cell/>
          <table:table-cell office:value-type="float" office:value="16894.3883948138">
            <text:p>16,894</text:p>
          </table:table-cell>
          <table:table-cell office:value-type="float" office:value="23521.4409753369">
            <text:p>23,521</text:p>
          </table:table-cell>
          <table:table-cell office:value-type="float" office:value="13948.3423482062">
            <text:p>13,948</text:p>
          </table:table-cell>
          <table:table-cell table:number-columns-repeated="3"/>
          <table:table-cell office:value-type="float" office:value="26408.6948561274">
            <text:p>26,409</text:p>
          </table:table-cell>
          <table:table-cell/>
          <table:table-cell office:value-type="float" office:value="20193.2166436211">
            <text:p>20,193</text:p>
          </table:table-cell>
          <table:table-cell table:number-columns-repeated="245"/>
        </table:table-row>
        <table:table-row table:style-name="ro1">
          <table:table-cell office:value-type="string">
            <text:p>average</text:p>
          </table:table-cell>
          <table:table-cell table:formula="oooc:=AVERAGE([.B129:.B143])" office:value-type="float" office:value="11139.5434864084">
            <text:p>11,140</text:p>
          </table:table-cell>
          <table:table-cell table:formula="oooc:=AVERAGE([.C129:.C143])" office:value-type="float" office:value="17068.9823574341">
            <text:p>17,069</text:p>
          </table:table-cell>
          <table:table-cell table:formula="oooc:=AVERAGE([.D129:.D143])" office:value-type="float" office:value="23754.8407838915">
            <text:p>23,755</text:p>
          </table:table-cell>
          <table:table-cell table:formula="oooc:=AVERAGE([.E129:.E143])" office:value-type="float" office:value="19249.4207656175">
            <text:p>19,249</text:p>
          </table:table-cell>
          <table:table-cell table:formula="oooc:=AVERAGE([.F129:.F143])" office:value-type="float" office:value="32225.370443566">
            <text:p>32,225</text:p>
          </table:table-cell>
          <table:table-cell table:formula="oooc:=AVERAGE([.G129:.G143])" office:value-type="float" office:value="25121.3782079679">
            <text:p>25,121</text:p>
          </table:table-cell>
          <table:table-cell table:formula="oooc:=AVERAGE([.H129:.H143])" office:value-type="float" office:value="32959.6873651336">
            <text:p>32,960</text:p>
          </table:table-cell>
          <table:table-cell table:formula="oooc:=AVERAGE([.I129:.I143])" office:value-type="float" office:value="21229.2444143084">
            <text:p>21,229</text:p>
          </table:table-cell>
          <table:table-cell table:formula="oooc:=AVERAGE([.J129:.J143])" office:value-type="float" office:value="29037.675497321">
            <text:p>29,038</text:p>
          </table:table-cell>
          <table:table-cell table:number-columns-repeated="246"/>
        </table:table-row>
        <table:table-row table:style-name="ro2">
          <table:table-cell office:value-type="string">
            <text:p>min</text:p>
          </table:table-cell>
          <table:table-cell table:formula="oooc:=MIN([.B129:.B143])" office:value-type="float" office:value="2246.22953401965">
            <text:p>2,246</text:p>
          </table:table-cell>
          <table:table-cell table:formula="oooc:=MIN([.C129:.C143])" office:value-type="float" office:value="3337.1125816819">
            <text:p>3,337</text:p>
          </table:table-cell>
          <table:table-cell table:formula="oooc:=MIN([.D129:.D143])" office:value-type="float" office:value="7311.2042723192">
            <text:p>7,311</text:p>
          </table:table-cell>
          <table:table-cell table:formula="oooc:=MIN([.E129:.E143])" office:value-type="float" office:value="7240.75617646913">
            <text:p>7,241</text:p>
          </table:table-cell>
          <table:table-cell table:formula="oooc:=MIN([.F129:.F143])" office:value-type="float" office:value="11973.7974854691">
            <text:p>11,974</text:p>
          </table:table-cell>
          <table:table-cell table:formula="oooc:=MIN([.G129:.G143])" office:value-type="float" office:value="3867.73495700443">
            <text:p>3,868</text:p>
          </table:table-cell>
          <table:table-cell table:formula="oooc:=MIN([.H129:.H143])" office:value-type="float" office:value="20742.0574024995">
            <text:p>20,742</text:p>
          </table:table-cell>
          <table:table-cell table:formula="oooc:=MIN([.I129:.I143])" office:value-type="float" office:value="3050.86897319474">
            <text:p>3,051</text:p>
          </table:table-cell>
          <table:table-cell table:formula="oooc:=MIN([.J129:.J143])" office:value-type="float" office:value="24502.5836389973">
            <text:p>24,503</text:p>
          </table:table-cell>
          <table:table-cell table:number-columns-repeated="246"/>
        </table:table-row>
        <table:table-row table:style-name="ro2">
          <table:table-cell office:value-type="string">
            <text:p>max</text:p>
          </table:table-cell>
          <table:table-cell table:formula="oooc:=MAX([.B129:.B143])" office:value-type="float" office:value="20411.8360179074">
            <text:p>20,412</text:p>
          </table:table-cell>
          <table:table-cell table:formula="oooc:=MAX([.C129:.C143])" office:value-type="float" office:value="41066.2598740753">
            <text:p>41,066</text:p>
          </table:table-cell>
          <table:table-cell table:formula="oooc:=MAX([.D129:.D143])" office:value-type="float" office:value="35071.0852437013">
            <text:p>35,071</text:p>
          </table:table-cell>
          <table:table-cell table:formula="oooc:=MAX([.E129:.E143])" office:value-type="float" office:value="34668.0073703304">
            <text:p>34,668</text:p>
          </table:table-cell>
          <table:table-cell table:formula="oooc:=MAX([.F129:.F143])" office:value-type="float" office:value="45252.6344253197">
            <text:p>45,253</text:p>
          </table:table-cell>
          <table:table-cell table:formula="oooc:=MAX([.G129:.G143])" office:value-type="float" office:value="43516.8818246536">
            <text:p>43,517</text:p>
          </table:table-cell>
          <table:table-cell table:formula="oooc:=MAX([.H129:.H143])" office:value-type="float" office:value="45177.3173277677">
            <text:p>45,177</text:p>
          </table:table-cell>
          <table:table-cell table:formula="oooc:=MAX([.I129:.I143])" office:value-type="float" office:value="47499.4049422245">
            <text:p>47,499</text:p>
          </table:table-cell>
          <table:table-cell table:formula="oooc:=MAX([.J129:.J143])" office:value-type="float" office:value="33572.7673556447">
            <text:p>33,573</text:p>
          </table:table-cell>
          <table:table-cell table:number-columns-repeated="246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Sheet1.A2:Sheet1.K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7">04/27/2008</text:date>, <text:time>10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date>2008-04-27T10:29:58</dc:date>
    <meta:editing-cycles>21</meta:editing-cycles>
    <meta:editing-duration>PT31M12S</meta:editing-duration>
    <meta:user-defined meta:name="Info 1"/>
    <meta:user-defined meta:name="Info 2"/>
    <meta:user-defined meta:name="Info 3"/>
    <meta:user-defined meta:name="Info 4"/>
    <meta:document-statistic meta:table-count="1" meta:cell-count="1031"/>
  </office:meta>
</office:document-meta>
</file>